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6.32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8.87mm"/>
    </style:style>
    <style:style style:name="co8" style:family="table-column">
      <style:table-column-properties fo:break-before="auto" style:column-width="14.31mm"/>
    </style:style>
    <style:style style:name="co9" style:family="table-column">
      <style:table-column-properties fo:break-before="auto" style:column-width="10.02mm"/>
    </style:style>
    <style:style style:name="co10" style:family="table-column">
      <style:table-column-properties fo:break-before="auto" style:column-width="8.59mm"/>
    </style:style>
    <style:style style:name="co11" style:family="table-column">
      <style:table-column-properties fo:break-before="auto" style:column-width="6.01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16.03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12.61mm"/>
    </style:style>
    <style:style style:name="ro1" style:family="table-row">
      <style:table-row-properties style:row-height="14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4">
      <style:table-cell-properties fo:border="0.06pt solid #000000"/>
    </style:style>
    <style:style style:name="ce7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ff6666" fo:border="0.06pt solid #000000"/>
      <style:text-properties style:use-window-font-color="true"/>
    </style:style>
    <style:style style:name="ce11" style:family="table-cell" style:parent-style-name="Default" style:data-style-name="N114">
      <style:table-cell-properties fo:background-color="#dddddd" fo:border="0.06pt solid #000000"/>
    </style:style>
    <style:style style:name="ce1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 style:data-style-name="N113">
      <style:table-cell-properties fo:border="0.06pt solid #000000"/>
    </style:style>
    <style:style style:name="ce19" style:family="table-cell" style:parent-style-name="Default" style:data-style-name="N113"/>
    <style:style style:name="ce20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J4"/>
    </style:style>
    <style:style style:name="ce21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P4"/>
    </style:style>
    <style:style style:name="ce22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V4"/>
    </style:style>
    <style:style style:name="ce23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AB4"/>
    </style:style>
    <style:style style:name="ce24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AH4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J4"/>
    </style:style>
    <style:style style:name="ce27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P4"/>
    </style:style>
    <style:style style:name="ce28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V4"/>
    </style:style>
    <style:style style:name="ce29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B4"/>
    </style:style>
    <style:style style:name="ce30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H4"/>
    </style:style>
    <style:style style:name="ce31" style:family="table-cell" style:parent-style-name="Default" style:data-style-name="N2">
      <style:table-cell-properties style:cell-protect="none" style:print-content="true" fo:border="0.06pt solid #000000"/>
    </style:style>
  </office:automatic-styles>
  <office:body>
    <office:spreadsheet>
      <table:table table:name="Final" table:style-name="ta1" table:protected="true" table:protection-key="btWDPPNShuv4Zit7WUnw10K77D8=" table:protection-key-digest-algorithm="http://www.w3.org/2000/09/xmldsig#sha1" table:print-ranges="Final.A1:Final.AN23">
        <loext:table-protection loext:select-protected-cells="true" loext:select-unprotected-cells="true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5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 table:number-columns-spanned="40" table:number-rows-spanned="1">
            <text:p>Final Score</text:p>
          </table:table-cell>
          <table:covered-table-cell table:number-columns-repeated="39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Final</text:p>
          </table:table-cell>
          <table:covered-table-cell table:number-columns-repeated="3" table:style-name="ce16"/>
          <table:table-cell table:style-name="ce2" office:value-type="string" calcext:value-type="string" table:number-columns-spanned="2" table:number-rows-spanned="1">
            <text:p>Score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echnical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1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3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4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T5</text:p>
          </table:table-cell>
          <table:covered-table-cell table:style-name="ce36"/>
          <table:table-cell table:style-name="ce13" office:value-type="string" calcext:value-type="string" table:number-columns-spanned="2" table:number-rows-spanned="1">
            <text:p>Performanc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1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2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3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4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5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44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44"/>
          <table:table-cell table:style-name="ce15" office:value-type="string" calcext:value-type="string" table:number-columns-spanned="2" table:number-rows-spanned="1">
            <text:p>F2</text:p>
          </table:table-cell>
          <table:covered-table-cell table:style-name="ce44"/>
          <table:table-cell table:style-name="ce15" office:value-type="string" calcext:value-type="string" table:number-columns-spanned="2" table:number-rows-spanned="1">
            <text:p>F3</text:p>
          </table:table-cell>
          <table:covered-table-cell table:style-name="ce44"/>
          <table:table-cell table:style-name="ce15" office:value-type="string" calcext:value-type="string" table:number-columns-spanned="2" table:number-rows-spanned="1">
            <text:p>F4</text:p>
          </table:table-cell>
          <table:covered-table-cell table:style-name="ce44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Verein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36" office:value-type="string" calcext:value-type="string">
            <text:p>Pl.</text:p>
          </table:table-cell>
          <table:table-cell table:style-name="ce36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Gesamt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Gesamt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Gesamt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Gesamt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Gesamt</text:p>
          </table:table-cell>
        </table:table-row>
        <table:table-row table:style-name="ro2">
          <table:table-cell table:number-columns-repeated="4"/>
          <table:table-cell table:formula="of:=RANK([.F4];[.F$4:.F$23])" office:value-type="float" office:value="1" calcext:value-type="float">
            <text:p>1</text:p>
          </table:table-cell>
          <table:table-cell table:formula="of:=([.H4]*0.45)+([.T4]*0.45)+([.AF4]*0.1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AVERAGE([.J4];[.L4];[.N4];[.P4];[.R4])" office:value-type="percentage" office:value="0" calcext:value-type="percentage">
            <text:p>0,00%</text:p>
          </table:table-cell>
          <table:table-cell table:formula="of:=[Technical.G4]" office:value-type="float" office:value="1" calcext:value-type="float">
            <text:p>1</text:p>
          </table:table-cell>
          <table:table-cell table:formula="of:=[Technical.H4]" office:value-type="percentage" office:value="0" calcext:value-type="percentage">
            <text:p>0,00%</text:p>
          </table:table-cell>
          <table:table-cell table:formula="of:=[Technical.M4]" office:value-type="float" office:value="1" calcext:value-type="float">
            <text:p>1</text:p>
          </table:table-cell>
          <table:table-cell table:formula="of:=[Technical.N4]" office:value-type="percentage" office:value="0" calcext:value-type="percentage">
            <text:p>0,00%</text:p>
          </table:table-cell>
          <table:table-cell table:formula="of:=[Technical.S4]" office:value-type="float" office:value="1" calcext:value-type="float">
            <text:p>1</text:p>
          </table:table-cell>
          <table:table-cell table:formula="of:=[Technical.T4]" office:value-type="percentage" office:value="0" calcext:value-type="percentage">
            <text:p>0,00%</text:p>
          </table:table-cell>
          <table:table-cell table:formula="of:=[Technical.Y4]" office:value-type="float" office:value="1" calcext:value-type="float">
            <text:p>1</text:p>
          </table:table-cell>
          <table:table-cell table:formula="of:=[Technical.Z4]" office:value-type="percentage" office:value="0" calcext:value-type="percentage">
            <text:p>0,00%</text:p>
          </table:table-cell>
          <table:table-cell table:formula="of:=[Technical.AE4]" office:value-type="float" office:value="1" calcext:value-type="float">
            <text:p>1</text:p>
          </table:table-cell>
          <table:table-cell table:formula="of:=[Technical.AF4]" office:value-type="percentage" office:value="0" calcext:value-type="percentage">
            <text:p>0,00%</text:p>
          </table:table-cell>
          <table:table-cell table:formula="of:=RANK([.T4];[.T$4:.T$23])" office:value-type="float" office:value="1" calcext:value-type="float">
            <text:p>1</text:p>
          </table:table-cell>
          <table:table-cell table:formula="of:=AVERAGE([.V4];[.X4];[.Z4];[.AB4];[.AD4])" office:value-type="percentage" office:value="0" calcext:value-type="percentage">
            <text:p>0,00%</text:p>
          </table:table-cell>
          <table:table-cell table:formula="of:=[Performance.G4]" office:value-type="float" office:value="1" calcext:value-type="float">
            <text:p>1</text:p>
          </table:table-cell>
          <table:table-cell table:formula="of:=[Performance.H4]" office:value-type="percentage" office:value="0" calcext:value-type="percentage">
            <text:p>0,00%</text:p>
          </table:table-cell>
          <table:table-cell table:formula="of:=[Performance.M4]" office:value-type="float" office:value="1" calcext:value-type="float">
            <text:p>1</text:p>
          </table:table-cell>
          <table:table-cell table:formula="of:=[Performance.N4]" office:value-type="percentage" office:value="0" calcext:value-type="percentage">
            <text:p>0,00%</text:p>
          </table:table-cell>
          <table:table-cell table:formula="of:=[Performance.S4]" office:value-type="float" office:value="1" calcext:value-type="float">
            <text:p>1</text:p>
          </table:table-cell>
          <table:table-cell table:formula="of:=[Performance.T4]" office:value-type="percentage" office:value="0" calcext:value-type="percentage">
            <text:p>0,00%</text:p>
          </table:table-cell>
          <table:table-cell table:formula="of:=[Performance.Y4]" office:value-type="float" office:value="1" calcext:value-type="float">
            <text:p>1</text:p>
          </table:table-cell>
          <table:table-cell table:formula="of:=[Performance.Z4]" office:value-type="percentage" office:value="0" calcext:value-type="percentage">
            <text:p>0,00%</text:p>
          </table:table-cell>
          <table:table-cell table:formula="of:=[Performance.AE4]" office:value-type="float" office:value="1" calcext:value-type="float">
            <text:p>1</text:p>
          </table:table-cell>
          <table:table-cell table:formula="of:=[Performance.AF4]" office:value-type="percentage" office:value="0" calcext:value-type="percentage">
            <text:p>0,00%</text:p>
          </table:table-cell>
          <table:table-cell table:formula="of:=RANK([.AF4];[.AF$4:.AF$23])" office:value-type="float" office:value="1" calcext:value-type="float">
            <text:p>1</text:p>
          </table:table-cell>
          <table:table-cell table:formula="of:=AVERAGE([.AH4];[.AJ4])" office:value-type="percentage" office:value="0" calcext:value-type="percentage">
            <text:p>0,00%</text:p>
          </table:table-cell>
          <table:table-cell table:formula="of:=[Dismount.G4]" office:value-type="float" office:value="1" calcext:value-type="float">
            <text:p>1</text:p>
          </table:table-cell>
          <table:table-cell table:formula="of:=[Dismount.H4]" office:value-type="percentage" office:value="0" calcext:value-type="percentage">
            <text:p>0,00%</text:p>
          </table:table-cell>
          <table:table-cell table:formula="of:=[Dismount.M4]" office:value-type="float" office:value="1" calcext:value-type="float">
            <text:p>1</text:p>
          </table:table-cell>
          <table:table-cell table:formula="of:=[Dismount.N4]" office:value-type="percentage" office:value="0" calcext:value-type="percentage">
            <text:p>0,00%</text:p>
          </table:table-cell>
          <table:table-cell table:formula="of:=[Dismount.S4]" office:value-type="float" office:value="1" calcext:value-type="float">
            <text:p>1</text:p>
          </table:table-cell>
          <table:table-cell table:formula="of:=[Dismount.T4]" office:value-type="percentage" office:value="0" calcext:value-type="percentage">
            <text:p>0,00%</text:p>
          </table:table-cell>
          <table:table-cell table:formula="of:=[Dismount.Y4]" office:value-type="float" office:value="1" calcext:value-type="float">
            <text:p>1</text:p>
          </table:table-cell>
          <table:table-cell table:formula="of:=[Dismount.Z4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5];[.F$4:.F$23])" office:value-type="float" office:value="1" calcext:value-type="float">
            <text:p>1</text:p>
          </table:table-cell>
          <table:table-cell table:formula="of:=([.H5]*0.45)+([.T5]*0.45)+([.AF5]*0.1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AVERAGE([.J5];[.L5];[.N5];[.P5];[.R5])" office:value-type="percentage" office:value="0" calcext:value-type="percentage">
            <text:p>0,00%</text:p>
          </table:table-cell>
          <table:table-cell table:formula="of:=[Technical.G5]" office:value-type="float" office:value="1" calcext:value-type="float">
            <text:p>1</text:p>
          </table:table-cell>
          <table:table-cell table:formula="of:=[Technical.H5]" office:value-type="percentage" office:value="0" calcext:value-type="percentage">
            <text:p>0,00%</text:p>
          </table:table-cell>
          <table:table-cell table:formula="of:=[Technical.M5]" office:value-type="float" office:value="1" calcext:value-type="float">
            <text:p>1</text:p>
          </table:table-cell>
          <table:table-cell table:formula="of:=[Technical.N5]" office:value-type="percentage" office:value="0" calcext:value-type="percentage">
            <text:p>0,00%</text:p>
          </table:table-cell>
          <table:table-cell table:formula="of:=[Technical.S5]" office:value-type="float" office:value="1" calcext:value-type="float">
            <text:p>1</text:p>
          </table:table-cell>
          <table:table-cell table:formula="of:=[Technical.T5]" office:value-type="percentage" office:value="0" calcext:value-type="percentage">
            <text:p>0,00%</text:p>
          </table:table-cell>
          <table:table-cell table:formula="of:=[Technical.Y5]" office:value-type="float" office:value="1" calcext:value-type="float">
            <text:p>1</text:p>
          </table:table-cell>
          <table:table-cell table:formula="of:=[Technical.Z5]" office:value-type="percentage" office:value="0" calcext:value-type="percentage">
            <text:p>0,00%</text:p>
          </table:table-cell>
          <table:table-cell table:formula="of:=[Technical.AE5]" office:value-type="float" office:value="1" calcext:value-type="float">
            <text:p>1</text:p>
          </table:table-cell>
          <table:table-cell table:formula="of:=[Technical.AF5]" office:value-type="percentage" office:value="0" calcext:value-type="percentage">
            <text:p>0,00%</text:p>
          </table:table-cell>
          <table:table-cell table:formula="of:=RANK([.T5];[.T$4:.T$23])" office:value-type="float" office:value="1" calcext:value-type="float">
            <text:p>1</text:p>
          </table:table-cell>
          <table:table-cell table:formula="of:=AVERAGE([.V5];[.X5];[.Z5];[.AB5];[.AD5])" office:value-type="percentage" office:value="0" calcext:value-type="percentage">
            <text:p>0,00%</text:p>
          </table:table-cell>
          <table:table-cell table:formula="of:=[Performance.G5]" office:value-type="float" office:value="1" calcext:value-type="float">
            <text:p>1</text:p>
          </table:table-cell>
          <table:table-cell table:formula="of:=[Performance.H5]" office:value-type="percentage" office:value="0" calcext:value-type="percentage">
            <text:p>0,00%</text:p>
          </table:table-cell>
          <table:table-cell table:formula="of:=[Performance.M5]" office:value-type="float" office:value="1" calcext:value-type="float">
            <text:p>1</text:p>
          </table:table-cell>
          <table:table-cell table:formula="of:=[Performance.N5]" office:value-type="percentage" office:value="0" calcext:value-type="percentage">
            <text:p>0,00%</text:p>
          </table:table-cell>
          <table:table-cell table:formula="of:=[Performance.S5]" office:value-type="float" office:value="1" calcext:value-type="float">
            <text:p>1</text:p>
          </table:table-cell>
          <table:table-cell table:formula="of:=[Performance.T5]" office:value-type="percentage" office:value="0" calcext:value-type="percentage">
            <text:p>0,00%</text:p>
          </table:table-cell>
          <table:table-cell table:formula="of:=[Performance.Y5]" office:value-type="float" office:value="1" calcext:value-type="float">
            <text:p>1</text:p>
          </table:table-cell>
          <table:table-cell table:formula="of:=[Performance.Z5]" office:value-type="percentage" office:value="0" calcext:value-type="percentage">
            <text:p>0,00%</text:p>
          </table:table-cell>
          <table:table-cell table:formula="of:=[Performance.AE5]" office:value-type="float" office:value="1" calcext:value-type="float">
            <text:p>1</text:p>
          </table:table-cell>
          <table:table-cell table:formula="of:=[Performance.AF5]" office:value-type="percentage" office:value="0" calcext:value-type="percentage">
            <text:p>0,00%</text:p>
          </table:table-cell>
          <table:table-cell table:formula="of:=RANK([.AF5];[.AF$4:.AF$23])" office:value-type="float" office:value="1" calcext:value-type="float">
            <text:p>1</text:p>
          </table:table-cell>
          <table:table-cell table:formula="of:=AVERAGE([.AH5];[.AJ5])" office:value-type="percentage" office:value="0" calcext:value-type="percentage">
            <text:p>0,00%</text:p>
          </table:table-cell>
          <table:table-cell table:formula="of:=[Dismount.G5]" office:value-type="float" office:value="1" calcext:value-type="float">
            <text:p>1</text:p>
          </table:table-cell>
          <table:table-cell table:formula="of:=[Dismount.H5]" office:value-type="percentage" office:value="0" calcext:value-type="percentage">
            <text:p>0,00%</text:p>
          </table:table-cell>
          <table:table-cell table:formula="of:=[Dismount.M5]" office:value-type="float" office:value="1" calcext:value-type="float">
            <text:p>1</text:p>
          </table:table-cell>
          <table:table-cell table:formula="of:=[Dismount.N5]" office:value-type="percentage" office:value="0" calcext:value-type="percentage">
            <text:p>0,00%</text:p>
          </table:table-cell>
          <table:table-cell table:formula="of:=[Dismount.S5]" office:value-type="float" office:value="1" calcext:value-type="float">
            <text:p>1</text:p>
          </table:table-cell>
          <table:table-cell table:formula="of:=[Dismount.T5]" office:value-type="percentage" office:value="0" calcext:value-type="percentage">
            <text:p>0,00%</text:p>
          </table:table-cell>
          <table:table-cell table:formula="of:=[Dismount.Y5]" office:value-type="float" office:value="1" calcext:value-type="float">
            <text:p>1</text:p>
          </table:table-cell>
          <table:table-cell table:formula="of:=[Dismount.Z5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6];[.F$4:.F$23])" office:value-type="float" office:value="1" calcext:value-type="float">
            <text:p>1</text:p>
          </table:table-cell>
          <table:table-cell table:formula="of:=([.H6]*0.45)+([.T6]*0.45)+([.AF6]*0.1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AVERAGE([.J6];[.L6];[.N6];[.P6];[.R6])" office:value-type="percentage" office:value="0" calcext:value-type="percentage">
            <text:p>0,00%</text:p>
          </table:table-cell>
          <table:table-cell table:formula="of:=[Technical.G6]" office:value-type="float" office:value="1" calcext:value-type="float">
            <text:p>1</text:p>
          </table:table-cell>
          <table:table-cell table:formula="of:=[Technical.H6]" office:value-type="percentage" office:value="0" calcext:value-type="percentage">
            <text:p>0,00%</text:p>
          </table:table-cell>
          <table:table-cell table:formula="of:=[Technical.M6]" office:value-type="float" office:value="1" calcext:value-type="float">
            <text:p>1</text:p>
          </table:table-cell>
          <table:table-cell table:formula="of:=[Technical.N6]" office:value-type="percentage" office:value="0" calcext:value-type="percentage">
            <text:p>0,00%</text:p>
          </table:table-cell>
          <table:table-cell table:formula="of:=[Technical.S6]" office:value-type="float" office:value="1" calcext:value-type="float">
            <text:p>1</text:p>
          </table:table-cell>
          <table:table-cell table:formula="of:=[Technical.T6]" office:value-type="percentage" office:value="0" calcext:value-type="percentage">
            <text:p>0,00%</text:p>
          </table:table-cell>
          <table:table-cell table:formula="of:=[Technical.Y6]" office:value-type="float" office:value="1" calcext:value-type="float">
            <text:p>1</text:p>
          </table:table-cell>
          <table:table-cell table:formula="of:=[Technical.Z6]" office:value-type="percentage" office:value="0" calcext:value-type="percentage">
            <text:p>0,00%</text:p>
          </table:table-cell>
          <table:table-cell table:formula="of:=[Technical.AE6]" office:value-type="float" office:value="1" calcext:value-type="float">
            <text:p>1</text:p>
          </table:table-cell>
          <table:table-cell table:formula="of:=[Technical.AF6]" office:value-type="percentage" office:value="0" calcext:value-type="percentage">
            <text:p>0,00%</text:p>
          </table:table-cell>
          <table:table-cell table:formula="of:=RANK([.T6];[.T$4:.T$23])" office:value-type="float" office:value="1" calcext:value-type="float">
            <text:p>1</text:p>
          </table:table-cell>
          <table:table-cell table:formula="of:=AVERAGE([.V6];[.X6];[.Z6];[.AB6];[.AD6])" office:value-type="percentage" office:value="0" calcext:value-type="percentage">
            <text:p>0,00%</text:p>
          </table:table-cell>
          <table:table-cell table:formula="of:=[Performance.G6]" office:value-type="float" office:value="1" calcext:value-type="float">
            <text:p>1</text:p>
          </table:table-cell>
          <table:table-cell table:formula="of:=[Performance.H6]" office:value-type="percentage" office:value="0" calcext:value-type="percentage">
            <text:p>0,00%</text:p>
          </table:table-cell>
          <table:table-cell table:formula="of:=[Performance.M6]" office:value-type="float" office:value="1" calcext:value-type="float">
            <text:p>1</text:p>
          </table:table-cell>
          <table:table-cell table:formula="of:=[Performance.N6]" office:value-type="percentage" office:value="0" calcext:value-type="percentage">
            <text:p>0,00%</text:p>
          </table:table-cell>
          <table:table-cell table:formula="of:=[Performance.S6]" office:value-type="float" office:value="1" calcext:value-type="float">
            <text:p>1</text:p>
          </table:table-cell>
          <table:table-cell table:formula="of:=[Performance.T6]" office:value-type="percentage" office:value="0" calcext:value-type="percentage">
            <text:p>0,00%</text:p>
          </table:table-cell>
          <table:table-cell table:formula="of:=[Performance.Y6]" office:value-type="float" office:value="1" calcext:value-type="float">
            <text:p>1</text:p>
          </table:table-cell>
          <table:table-cell table:formula="of:=[Performance.Z6]" office:value-type="percentage" office:value="0" calcext:value-type="percentage">
            <text:p>0,00%</text:p>
          </table:table-cell>
          <table:table-cell table:formula="of:=[Performance.AE6]" office:value-type="float" office:value="1" calcext:value-type="float">
            <text:p>1</text:p>
          </table:table-cell>
          <table:table-cell table:formula="of:=[Performance.AF6]" office:value-type="percentage" office:value="0" calcext:value-type="percentage">
            <text:p>0,00%</text:p>
          </table:table-cell>
          <table:table-cell table:formula="of:=RANK([.AF6];[.AF$4:.AF$23])" office:value-type="float" office:value="1" calcext:value-type="float">
            <text:p>1</text:p>
          </table:table-cell>
          <table:table-cell table:formula="of:=AVERAGE([.AH6];[.AJ6])" office:value-type="percentage" office:value="0" calcext:value-type="percentage">
            <text:p>0,00%</text:p>
          </table:table-cell>
          <table:table-cell table:formula="of:=[Dismount.G6]" office:value-type="float" office:value="1" calcext:value-type="float">
            <text:p>1</text:p>
          </table:table-cell>
          <table:table-cell table:formula="of:=[Dismount.H6]" office:value-type="percentage" office:value="0" calcext:value-type="percentage">
            <text:p>0,00%</text:p>
          </table:table-cell>
          <table:table-cell table:formula="of:=[Dismount.M6]" office:value-type="float" office:value="1" calcext:value-type="float">
            <text:p>1</text:p>
          </table:table-cell>
          <table:table-cell table:formula="of:=[Dismount.N6]" office:value-type="percentage" office:value="0" calcext:value-type="percentage">
            <text:p>0,00%</text:p>
          </table:table-cell>
          <table:table-cell table:formula="of:=[Dismount.S6]" office:value-type="float" office:value="1" calcext:value-type="float">
            <text:p>1</text:p>
          </table:table-cell>
          <table:table-cell table:formula="of:=[Dismount.T6]" office:value-type="percentage" office:value="0" calcext:value-type="percentage">
            <text:p>0,00%</text:p>
          </table:table-cell>
          <table:table-cell table:formula="of:=[Dismount.Y6]" office:value-type="float" office:value="1" calcext:value-type="float">
            <text:p>1</text:p>
          </table:table-cell>
          <table:table-cell table:formula="of:=[Dismount.Z6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7];[.F$4:.F$23])" office:value-type="float" office:value="1" calcext:value-type="float">
            <text:p>1</text:p>
          </table:table-cell>
          <table:table-cell table:formula="of:=([.H7]*0.45)+([.T7]*0.45)+([.AF7]*0.1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AVERAGE([.J7];[.L7];[.N7];[.P7];[.R7])" office:value-type="percentage" office:value="0" calcext:value-type="percentage">
            <text:p>0,00%</text:p>
          </table:table-cell>
          <table:table-cell table:formula="of:=[Technical.G7]" office:value-type="float" office:value="1" calcext:value-type="float">
            <text:p>1</text:p>
          </table:table-cell>
          <table:table-cell table:formula="of:=[Technical.H7]" office:value-type="percentage" office:value="0" calcext:value-type="percentage">
            <text:p>0,00%</text:p>
          </table:table-cell>
          <table:table-cell table:formula="of:=[Technical.M7]" office:value-type="float" office:value="1" calcext:value-type="float">
            <text:p>1</text:p>
          </table:table-cell>
          <table:table-cell table:formula="of:=[Technical.N7]" office:value-type="percentage" office:value="0" calcext:value-type="percentage">
            <text:p>0,00%</text:p>
          </table:table-cell>
          <table:table-cell table:formula="of:=[Technical.S7]" office:value-type="float" office:value="1" calcext:value-type="float">
            <text:p>1</text:p>
          </table:table-cell>
          <table:table-cell table:formula="of:=[Technical.T7]" office:value-type="percentage" office:value="0" calcext:value-type="percentage">
            <text:p>0,00%</text:p>
          </table:table-cell>
          <table:table-cell table:formula="of:=[Technical.Y7]" office:value-type="float" office:value="1" calcext:value-type="float">
            <text:p>1</text:p>
          </table:table-cell>
          <table:table-cell table:formula="of:=[Technical.Z7]" office:value-type="percentage" office:value="0" calcext:value-type="percentage">
            <text:p>0,00%</text:p>
          </table:table-cell>
          <table:table-cell table:formula="of:=[Technical.AE7]" office:value-type="float" office:value="1" calcext:value-type="float">
            <text:p>1</text:p>
          </table:table-cell>
          <table:table-cell table:formula="of:=[Technical.AF7]" office:value-type="percentage" office:value="0" calcext:value-type="percentage">
            <text:p>0,00%</text:p>
          </table:table-cell>
          <table:table-cell table:formula="of:=RANK([.T7];[.T$4:.T$23])" office:value-type="float" office:value="1" calcext:value-type="float">
            <text:p>1</text:p>
          </table:table-cell>
          <table:table-cell table:formula="of:=AVERAGE([.V7];[.X7];[.Z7];[.AB7];[.AD7])" office:value-type="percentage" office:value="0" calcext:value-type="percentage">
            <text:p>0,00%</text:p>
          </table:table-cell>
          <table:table-cell table:formula="of:=[Performance.G7]" office:value-type="float" office:value="1" calcext:value-type="float">
            <text:p>1</text:p>
          </table:table-cell>
          <table:table-cell table:formula="of:=[Performance.H7]" office:value-type="percentage" office:value="0" calcext:value-type="percentage">
            <text:p>0,00%</text:p>
          </table:table-cell>
          <table:table-cell table:formula="of:=[Performance.M7]" office:value-type="float" office:value="1" calcext:value-type="float">
            <text:p>1</text:p>
          </table:table-cell>
          <table:table-cell table:formula="of:=[Performance.N7]" office:value-type="percentage" office:value="0" calcext:value-type="percentage">
            <text:p>0,00%</text:p>
          </table:table-cell>
          <table:table-cell table:formula="of:=[Performance.S7]" office:value-type="float" office:value="1" calcext:value-type="float">
            <text:p>1</text:p>
          </table:table-cell>
          <table:table-cell table:formula="of:=[Performance.T7]" office:value-type="percentage" office:value="0" calcext:value-type="percentage">
            <text:p>0,00%</text:p>
          </table:table-cell>
          <table:table-cell table:formula="of:=[Performance.Y7]" office:value-type="float" office:value="1" calcext:value-type="float">
            <text:p>1</text:p>
          </table:table-cell>
          <table:table-cell table:formula="of:=[Performance.Z7]" office:value-type="percentage" office:value="0" calcext:value-type="percentage">
            <text:p>0,00%</text:p>
          </table:table-cell>
          <table:table-cell table:formula="of:=[Performance.AE7]" office:value-type="float" office:value="1" calcext:value-type="float">
            <text:p>1</text:p>
          </table:table-cell>
          <table:table-cell table:formula="of:=[Performance.AF7]" office:value-type="percentage" office:value="0" calcext:value-type="percentage">
            <text:p>0,00%</text:p>
          </table:table-cell>
          <table:table-cell table:formula="of:=RANK([.AF7];[.AF$4:.AF$23])" office:value-type="float" office:value="1" calcext:value-type="float">
            <text:p>1</text:p>
          </table:table-cell>
          <table:table-cell table:formula="of:=AVERAGE([.AH7];[.AJ7])" office:value-type="percentage" office:value="0" calcext:value-type="percentage">
            <text:p>0,00%</text:p>
          </table:table-cell>
          <table:table-cell table:formula="of:=[Dismount.G7]" office:value-type="float" office:value="1" calcext:value-type="float">
            <text:p>1</text:p>
          </table:table-cell>
          <table:table-cell table:formula="of:=[Dismount.H7]" office:value-type="percentage" office:value="0" calcext:value-type="percentage">
            <text:p>0,00%</text:p>
          </table:table-cell>
          <table:table-cell table:formula="of:=[Dismount.M7]" office:value-type="float" office:value="1" calcext:value-type="float">
            <text:p>1</text:p>
          </table:table-cell>
          <table:table-cell table:formula="of:=[Dismount.N7]" office:value-type="percentage" office:value="0" calcext:value-type="percentage">
            <text:p>0,00%</text:p>
          </table:table-cell>
          <table:table-cell table:formula="of:=[Dismount.S7]" office:value-type="float" office:value="1" calcext:value-type="float">
            <text:p>1</text:p>
          </table:table-cell>
          <table:table-cell table:formula="of:=[Dismount.T7]" office:value-type="percentage" office:value="0" calcext:value-type="percentage">
            <text:p>0,00%</text:p>
          </table:table-cell>
          <table:table-cell table:formula="of:=[Dismount.Y7]" office:value-type="float" office:value="1" calcext:value-type="float">
            <text:p>1</text:p>
          </table:table-cell>
          <table:table-cell table:formula="of:=[Dismount.Z7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8];[.F$4:.F$23])" office:value-type="float" office:value="1" calcext:value-type="float">
            <text:p>1</text:p>
          </table:table-cell>
          <table:table-cell table:formula="of:=([.H8]*0.45)+([.T8]*0.45)+([.AF8]*0.1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AVERAGE([.J8];[.L8];[.N8];[.P8];[.R8])" office:value-type="percentage" office:value="0" calcext:value-type="percentage">
            <text:p>0,00%</text:p>
          </table:table-cell>
          <table:table-cell table:formula="of:=[Technical.G8]" office:value-type="float" office:value="1" calcext:value-type="float">
            <text:p>1</text:p>
          </table:table-cell>
          <table:table-cell table:formula="of:=[Technical.H8]" office:value-type="percentage" office:value="0" calcext:value-type="percentage">
            <text:p>0,00%</text:p>
          </table:table-cell>
          <table:table-cell table:formula="of:=[Technical.M8]" office:value-type="float" office:value="1" calcext:value-type="float">
            <text:p>1</text:p>
          </table:table-cell>
          <table:table-cell table:formula="of:=[Technical.N8]" office:value-type="percentage" office:value="0" calcext:value-type="percentage">
            <text:p>0,00%</text:p>
          </table:table-cell>
          <table:table-cell table:formula="of:=[Technical.S8]" office:value-type="float" office:value="1" calcext:value-type="float">
            <text:p>1</text:p>
          </table:table-cell>
          <table:table-cell table:formula="of:=[Technical.T8]" office:value-type="percentage" office:value="0" calcext:value-type="percentage">
            <text:p>0,00%</text:p>
          </table:table-cell>
          <table:table-cell table:formula="of:=[Technical.Y8]" office:value-type="float" office:value="1" calcext:value-type="float">
            <text:p>1</text:p>
          </table:table-cell>
          <table:table-cell table:formula="of:=[Technical.Z8]" office:value-type="percentage" office:value="0" calcext:value-type="percentage">
            <text:p>0,00%</text:p>
          </table:table-cell>
          <table:table-cell table:formula="of:=[Technical.AE8]" office:value-type="float" office:value="1" calcext:value-type="float">
            <text:p>1</text:p>
          </table:table-cell>
          <table:table-cell table:formula="of:=[Technical.AF8]" office:value-type="percentage" office:value="0" calcext:value-type="percentage">
            <text:p>0,00%</text:p>
          </table:table-cell>
          <table:table-cell table:formula="of:=RANK([.T8];[.T$4:.T$23])" office:value-type="float" office:value="1" calcext:value-type="float">
            <text:p>1</text:p>
          </table:table-cell>
          <table:table-cell table:formula="of:=AVERAGE([.V8];[.X8];[.Z8];[.AB8];[.AD8])" office:value-type="percentage" office:value="0" calcext:value-type="percentage">
            <text:p>0,00%</text:p>
          </table:table-cell>
          <table:table-cell table:formula="of:=[Performance.G8]" office:value-type="float" office:value="1" calcext:value-type="float">
            <text:p>1</text:p>
          </table:table-cell>
          <table:table-cell table:formula="of:=[Performance.H8]" office:value-type="percentage" office:value="0" calcext:value-type="percentage">
            <text:p>0,00%</text:p>
          </table:table-cell>
          <table:table-cell table:formula="of:=[Performance.M8]" office:value-type="float" office:value="1" calcext:value-type="float">
            <text:p>1</text:p>
          </table:table-cell>
          <table:table-cell table:formula="of:=[Performance.N8]" office:value-type="percentage" office:value="0" calcext:value-type="percentage">
            <text:p>0,00%</text:p>
          </table:table-cell>
          <table:table-cell table:formula="of:=[Performance.S8]" office:value-type="float" office:value="1" calcext:value-type="float">
            <text:p>1</text:p>
          </table:table-cell>
          <table:table-cell table:formula="of:=[Performance.T8]" office:value-type="percentage" office:value="0" calcext:value-type="percentage">
            <text:p>0,00%</text:p>
          </table:table-cell>
          <table:table-cell table:formula="of:=[Performance.Y8]" office:value-type="float" office:value="1" calcext:value-type="float">
            <text:p>1</text:p>
          </table:table-cell>
          <table:table-cell table:formula="of:=[Performance.Z8]" office:value-type="percentage" office:value="0" calcext:value-type="percentage">
            <text:p>0,00%</text:p>
          </table:table-cell>
          <table:table-cell table:formula="of:=[Performance.AE8]" office:value-type="float" office:value="1" calcext:value-type="float">
            <text:p>1</text:p>
          </table:table-cell>
          <table:table-cell table:formula="of:=[Performance.AF8]" office:value-type="percentage" office:value="0" calcext:value-type="percentage">
            <text:p>0,00%</text:p>
          </table:table-cell>
          <table:table-cell table:formula="of:=RANK([.AF8];[.AF$4:.AF$23])" office:value-type="float" office:value="1" calcext:value-type="float">
            <text:p>1</text:p>
          </table:table-cell>
          <table:table-cell table:formula="of:=AVERAGE([.AH8];[.AJ8])" office:value-type="percentage" office:value="0" calcext:value-type="percentage">
            <text:p>0,00%</text:p>
          </table:table-cell>
          <table:table-cell table:formula="of:=[Dismount.G8]" office:value-type="float" office:value="1" calcext:value-type="float">
            <text:p>1</text:p>
          </table:table-cell>
          <table:table-cell table:formula="of:=[Dismount.H8]" office:value-type="percentage" office:value="0" calcext:value-type="percentage">
            <text:p>0,00%</text:p>
          </table:table-cell>
          <table:table-cell table:formula="of:=[Dismount.M8]" office:value-type="float" office:value="1" calcext:value-type="float">
            <text:p>1</text:p>
          </table:table-cell>
          <table:table-cell table:formula="of:=[Dismount.N8]" office:value-type="percentage" office:value="0" calcext:value-type="percentage">
            <text:p>0,00%</text:p>
          </table:table-cell>
          <table:table-cell table:formula="of:=[Dismount.S8]" office:value-type="float" office:value="1" calcext:value-type="float">
            <text:p>1</text:p>
          </table:table-cell>
          <table:table-cell table:formula="of:=[Dismount.T8]" office:value-type="percentage" office:value="0" calcext:value-type="percentage">
            <text:p>0,00%</text:p>
          </table:table-cell>
          <table:table-cell table:formula="of:=[Dismount.Y8]" office:value-type="float" office:value="1" calcext:value-type="float">
            <text:p>1</text:p>
          </table:table-cell>
          <table:table-cell table:formula="of:=[Dismount.Z8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9];[.F$4:.F$23])" office:value-type="float" office:value="1" calcext:value-type="float">
            <text:p>1</text:p>
          </table:table-cell>
          <table:table-cell table:formula="of:=([.H9]*0.45)+([.T9]*0.45)+([.AF9]*0.1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AVERAGE([.J9];[.L9];[.N9];[.P9];[.R9])" office:value-type="percentage" office:value="0" calcext:value-type="percentage">
            <text:p>0,00%</text:p>
          </table:table-cell>
          <table:table-cell table:formula="of:=[Technical.G9]" office:value-type="float" office:value="1" calcext:value-type="float">
            <text:p>1</text:p>
          </table:table-cell>
          <table:table-cell table:formula="of:=[Technical.H9]" office:value-type="percentage" office:value="0" calcext:value-type="percentage">
            <text:p>0,00%</text:p>
          </table:table-cell>
          <table:table-cell table:formula="of:=[Technical.M9]" office:value-type="float" office:value="1" calcext:value-type="float">
            <text:p>1</text:p>
          </table:table-cell>
          <table:table-cell table:formula="of:=[Technical.N9]" office:value-type="percentage" office:value="0" calcext:value-type="percentage">
            <text:p>0,00%</text:p>
          </table:table-cell>
          <table:table-cell table:formula="of:=[Technical.S9]" office:value-type="float" office:value="1" calcext:value-type="float">
            <text:p>1</text:p>
          </table:table-cell>
          <table:table-cell table:formula="of:=[Technical.T9]" office:value-type="percentage" office:value="0" calcext:value-type="percentage">
            <text:p>0,00%</text:p>
          </table:table-cell>
          <table:table-cell table:formula="of:=[Technical.Y9]" office:value-type="float" office:value="1" calcext:value-type="float">
            <text:p>1</text:p>
          </table:table-cell>
          <table:table-cell table:formula="of:=[Technical.Z9]" office:value-type="percentage" office:value="0" calcext:value-type="percentage">
            <text:p>0,00%</text:p>
          </table:table-cell>
          <table:table-cell table:formula="of:=[Technical.AE9]" office:value-type="float" office:value="1" calcext:value-type="float">
            <text:p>1</text:p>
          </table:table-cell>
          <table:table-cell table:formula="of:=[Technical.AF9]" office:value-type="percentage" office:value="0" calcext:value-type="percentage">
            <text:p>0,00%</text:p>
          </table:table-cell>
          <table:table-cell table:formula="of:=RANK([.T9];[.T$4:.T$23])" office:value-type="float" office:value="1" calcext:value-type="float">
            <text:p>1</text:p>
          </table:table-cell>
          <table:table-cell table:formula="of:=AVERAGE([.V9];[.X9];[.Z9];[.AB9];[.AD9])" office:value-type="percentage" office:value="0" calcext:value-type="percentage">
            <text:p>0,00%</text:p>
          </table:table-cell>
          <table:table-cell table:formula="of:=[Performance.G9]" office:value-type="float" office:value="1" calcext:value-type="float">
            <text:p>1</text:p>
          </table:table-cell>
          <table:table-cell table:formula="of:=[Performance.H9]" office:value-type="percentage" office:value="0" calcext:value-type="percentage">
            <text:p>0,00%</text:p>
          </table:table-cell>
          <table:table-cell table:formula="of:=[Performance.M9]" office:value-type="float" office:value="1" calcext:value-type="float">
            <text:p>1</text:p>
          </table:table-cell>
          <table:table-cell table:formula="of:=[Performance.N9]" office:value-type="percentage" office:value="0" calcext:value-type="percentage">
            <text:p>0,00%</text:p>
          </table:table-cell>
          <table:table-cell table:formula="of:=[Performance.S9]" office:value-type="float" office:value="1" calcext:value-type="float">
            <text:p>1</text:p>
          </table:table-cell>
          <table:table-cell table:formula="of:=[Performance.T9]" office:value-type="percentage" office:value="0" calcext:value-type="percentage">
            <text:p>0,00%</text:p>
          </table:table-cell>
          <table:table-cell table:formula="of:=[Performance.Y9]" office:value-type="float" office:value="1" calcext:value-type="float">
            <text:p>1</text:p>
          </table:table-cell>
          <table:table-cell table:formula="of:=[Performance.Z9]" office:value-type="percentage" office:value="0" calcext:value-type="percentage">
            <text:p>0,00%</text:p>
          </table:table-cell>
          <table:table-cell table:formula="of:=[Performance.AE9]" office:value-type="float" office:value="1" calcext:value-type="float">
            <text:p>1</text:p>
          </table:table-cell>
          <table:table-cell table:formula="of:=[Performance.AF9]" office:value-type="percentage" office:value="0" calcext:value-type="percentage">
            <text:p>0,00%</text:p>
          </table:table-cell>
          <table:table-cell table:formula="of:=RANK([.AF9];[.AF$4:.AF$23])" office:value-type="float" office:value="1" calcext:value-type="float">
            <text:p>1</text:p>
          </table:table-cell>
          <table:table-cell table:formula="of:=AVERAGE([.AH9];[.AJ9])" office:value-type="percentage" office:value="0" calcext:value-type="percentage">
            <text:p>0,00%</text:p>
          </table:table-cell>
          <table:table-cell table:formula="of:=[Dismount.G9]" office:value-type="float" office:value="1" calcext:value-type="float">
            <text:p>1</text:p>
          </table:table-cell>
          <table:table-cell table:formula="of:=[Dismount.H9]" office:value-type="percentage" office:value="0" calcext:value-type="percentage">
            <text:p>0,00%</text:p>
          </table:table-cell>
          <table:table-cell table:formula="of:=[Dismount.M9]" office:value-type="float" office:value="1" calcext:value-type="float">
            <text:p>1</text:p>
          </table:table-cell>
          <table:table-cell table:formula="of:=[Dismount.N9]" office:value-type="percentage" office:value="0" calcext:value-type="percentage">
            <text:p>0,00%</text:p>
          </table:table-cell>
          <table:table-cell table:formula="of:=[Dismount.S9]" office:value-type="float" office:value="1" calcext:value-type="float">
            <text:p>1</text:p>
          </table:table-cell>
          <table:table-cell table:formula="of:=[Dismount.T9]" office:value-type="percentage" office:value="0" calcext:value-type="percentage">
            <text:p>0,00%</text:p>
          </table:table-cell>
          <table:table-cell table:formula="of:=[Dismount.Y9]" office:value-type="float" office:value="1" calcext:value-type="float">
            <text:p>1</text:p>
          </table:table-cell>
          <table:table-cell table:formula="of:=[Dismount.Z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0];[.F$4:.F$23])" office:value-type="float" office:value="1" calcext:value-type="float">
            <text:p>1</text:p>
          </table:table-cell>
          <table:table-cell table:formula="of:=([.H10]*0.45)+([.T10]*0.45)+([.AF10]*0.1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AVERAGE([.J10];[.L10];[.N10];[.P10];[.R10])" office:value-type="percentage" office:value="0" calcext:value-type="percentage">
            <text:p>0,00%</text:p>
          </table:table-cell>
          <table:table-cell table:formula="of:=[Technical.G10]" office:value-type="float" office:value="1" calcext:value-type="float">
            <text:p>1</text:p>
          </table:table-cell>
          <table:table-cell table:formula="of:=[Technical.H10]" office:value-type="percentage" office:value="0" calcext:value-type="percentage">
            <text:p>0,00%</text:p>
          </table:table-cell>
          <table:table-cell table:formula="of:=[Technical.M10]" office:value-type="float" office:value="1" calcext:value-type="float">
            <text:p>1</text:p>
          </table:table-cell>
          <table:table-cell table:formula="of:=[Technical.N10]" office:value-type="percentage" office:value="0" calcext:value-type="percentage">
            <text:p>0,00%</text:p>
          </table:table-cell>
          <table:table-cell table:formula="of:=[Technical.S10]" office:value-type="float" office:value="1" calcext:value-type="float">
            <text:p>1</text:p>
          </table:table-cell>
          <table:table-cell table:formula="of:=[Technical.T10]" office:value-type="percentage" office:value="0" calcext:value-type="percentage">
            <text:p>0,00%</text:p>
          </table:table-cell>
          <table:table-cell table:formula="of:=[Technical.Y10]" office:value-type="float" office:value="1" calcext:value-type="float">
            <text:p>1</text:p>
          </table:table-cell>
          <table:table-cell table:formula="of:=[Technical.Z10]" office:value-type="percentage" office:value="0" calcext:value-type="percentage">
            <text:p>0,00%</text:p>
          </table:table-cell>
          <table:table-cell table:formula="of:=[Technical.AE10]" office:value-type="float" office:value="1" calcext:value-type="float">
            <text:p>1</text:p>
          </table:table-cell>
          <table:table-cell table:formula="of:=[Technical.AF10]" office:value-type="percentage" office:value="0" calcext:value-type="percentage">
            <text:p>0,00%</text:p>
          </table:table-cell>
          <table:table-cell table:formula="of:=RANK([.T10];[.T$4:.T$23])" office:value-type="float" office:value="1" calcext:value-type="float">
            <text:p>1</text:p>
          </table:table-cell>
          <table:table-cell table:formula="of:=AVERAGE([.V10];[.X10];[.Z10];[.AB10];[.AD10])" office:value-type="percentage" office:value="0" calcext:value-type="percentage">
            <text:p>0,00%</text:p>
          </table:table-cell>
          <table:table-cell table:formula="of:=[Performance.G10]" office:value-type="float" office:value="1" calcext:value-type="float">
            <text:p>1</text:p>
          </table:table-cell>
          <table:table-cell table:formula="of:=[Performance.H10]" office:value-type="percentage" office:value="0" calcext:value-type="percentage">
            <text:p>0,00%</text:p>
          </table:table-cell>
          <table:table-cell table:formula="of:=[Performance.M10]" office:value-type="float" office:value="1" calcext:value-type="float">
            <text:p>1</text:p>
          </table:table-cell>
          <table:table-cell table:formula="of:=[Performance.N10]" office:value-type="percentage" office:value="0" calcext:value-type="percentage">
            <text:p>0,00%</text:p>
          </table:table-cell>
          <table:table-cell table:formula="of:=[Performance.S10]" office:value-type="float" office:value="1" calcext:value-type="float">
            <text:p>1</text:p>
          </table:table-cell>
          <table:table-cell table:formula="of:=[Performance.T10]" office:value-type="percentage" office:value="0" calcext:value-type="percentage">
            <text:p>0,00%</text:p>
          </table:table-cell>
          <table:table-cell table:formula="of:=[Performance.Y10]" office:value-type="float" office:value="1" calcext:value-type="float">
            <text:p>1</text:p>
          </table:table-cell>
          <table:table-cell table:formula="of:=[Performance.Z10]" office:value-type="percentage" office:value="0" calcext:value-type="percentage">
            <text:p>0,00%</text:p>
          </table:table-cell>
          <table:table-cell table:formula="of:=[Performance.AE10]" office:value-type="float" office:value="1" calcext:value-type="float">
            <text:p>1</text:p>
          </table:table-cell>
          <table:table-cell table:formula="of:=[Performance.AF10]" office:value-type="percentage" office:value="0" calcext:value-type="percentage">
            <text:p>0,00%</text:p>
          </table:table-cell>
          <table:table-cell table:formula="of:=RANK([.AF10];[.AF$4:.AF$23])" office:value-type="float" office:value="1" calcext:value-type="float">
            <text:p>1</text:p>
          </table:table-cell>
          <table:table-cell table:formula="of:=AVERAGE([.AH10];[.AJ10])" office:value-type="percentage" office:value="0" calcext:value-type="percentage">
            <text:p>0,00%</text:p>
          </table:table-cell>
          <table:table-cell table:formula="of:=[Dismount.G10]" office:value-type="float" office:value="1" calcext:value-type="float">
            <text:p>1</text:p>
          </table:table-cell>
          <table:table-cell table:formula="of:=[Dismount.H10]" office:value-type="percentage" office:value="0" calcext:value-type="percentage">
            <text:p>0,00%</text:p>
          </table:table-cell>
          <table:table-cell table:formula="of:=[Dismount.M10]" office:value-type="float" office:value="1" calcext:value-type="float">
            <text:p>1</text:p>
          </table:table-cell>
          <table:table-cell table:formula="of:=[Dismount.N10]" office:value-type="percentage" office:value="0" calcext:value-type="percentage">
            <text:p>0,00%</text:p>
          </table:table-cell>
          <table:table-cell table:formula="of:=[Dismount.S10]" office:value-type="float" office:value="1" calcext:value-type="float">
            <text:p>1</text:p>
          </table:table-cell>
          <table:table-cell table:formula="of:=[Dismount.T10]" office:value-type="percentage" office:value="0" calcext:value-type="percentage">
            <text:p>0,00%</text:p>
          </table:table-cell>
          <table:table-cell table:formula="of:=[Dismount.Y10]" office:value-type="float" office:value="1" calcext:value-type="float">
            <text:p>1</text:p>
          </table:table-cell>
          <table:table-cell table:formula="of:=[Dismount.Z1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1];[.F$4:.F$23])" office:value-type="float" office:value="1" calcext:value-type="float">
            <text:p>1</text:p>
          </table:table-cell>
          <table:table-cell table:formula="of:=([.H11]*0.45)+([.T11]*0.45)+([.AF11]*0.1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AVERAGE([.J11];[.L11];[.N11];[.P11];[.R11])" office:value-type="percentage" office:value="0" calcext:value-type="percentage">
            <text:p>0,00%</text:p>
          </table:table-cell>
          <table:table-cell table:formula="of:=[Technical.G11]" office:value-type="float" office:value="1" calcext:value-type="float">
            <text:p>1</text:p>
          </table:table-cell>
          <table:table-cell table:formula="of:=[Technical.H11]" office:value-type="percentage" office:value="0" calcext:value-type="percentage">
            <text:p>0,00%</text:p>
          </table:table-cell>
          <table:table-cell table:formula="of:=[Technical.M11]" office:value-type="float" office:value="1" calcext:value-type="float">
            <text:p>1</text:p>
          </table:table-cell>
          <table:table-cell table:formula="of:=[Technical.N11]" office:value-type="percentage" office:value="0" calcext:value-type="percentage">
            <text:p>0,00%</text:p>
          </table:table-cell>
          <table:table-cell table:formula="of:=[Technical.S11]" office:value-type="float" office:value="1" calcext:value-type="float">
            <text:p>1</text:p>
          </table:table-cell>
          <table:table-cell table:formula="of:=[Technical.T11]" office:value-type="percentage" office:value="0" calcext:value-type="percentage">
            <text:p>0,00%</text:p>
          </table:table-cell>
          <table:table-cell table:formula="of:=[Technical.Y11]" office:value-type="float" office:value="1" calcext:value-type="float">
            <text:p>1</text:p>
          </table:table-cell>
          <table:table-cell table:formula="of:=[Technical.Z11]" office:value-type="percentage" office:value="0" calcext:value-type="percentage">
            <text:p>0,00%</text:p>
          </table:table-cell>
          <table:table-cell table:formula="of:=[Technical.AE11]" office:value-type="float" office:value="1" calcext:value-type="float">
            <text:p>1</text:p>
          </table:table-cell>
          <table:table-cell table:formula="of:=[Technical.AF11]" office:value-type="percentage" office:value="0" calcext:value-type="percentage">
            <text:p>0,00%</text:p>
          </table:table-cell>
          <table:table-cell table:formula="of:=RANK([.T11];[.T$4:.T$23])" office:value-type="float" office:value="1" calcext:value-type="float">
            <text:p>1</text:p>
          </table:table-cell>
          <table:table-cell table:formula="of:=AVERAGE([.V11];[.X11];[.Z11];[.AB11];[.AD11])" office:value-type="percentage" office:value="0" calcext:value-type="percentage">
            <text:p>0,00%</text:p>
          </table:table-cell>
          <table:table-cell table:formula="of:=[Performance.G11]" office:value-type="float" office:value="1" calcext:value-type="float">
            <text:p>1</text:p>
          </table:table-cell>
          <table:table-cell table:formula="of:=[Performance.H11]" office:value-type="percentage" office:value="0" calcext:value-type="percentage">
            <text:p>0,00%</text:p>
          </table:table-cell>
          <table:table-cell table:formula="of:=[Performance.M11]" office:value-type="float" office:value="1" calcext:value-type="float">
            <text:p>1</text:p>
          </table:table-cell>
          <table:table-cell table:formula="of:=[Performance.N11]" office:value-type="percentage" office:value="0" calcext:value-type="percentage">
            <text:p>0,00%</text:p>
          </table:table-cell>
          <table:table-cell table:formula="of:=[Performance.S11]" office:value-type="float" office:value="1" calcext:value-type="float">
            <text:p>1</text:p>
          </table:table-cell>
          <table:table-cell table:formula="of:=[Performance.T11]" office:value-type="percentage" office:value="0" calcext:value-type="percentage">
            <text:p>0,00%</text:p>
          </table:table-cell>
          <table:table-cell table:formula="of:=[Performance.Y11]" office:value-type="float" office:value="1" calcext:value-type="float">
            <text:p>1</text:p>
          </table:table-cell>
          <table:table-cell table:formula="of:=[Performance.Z11]" office:value-type="percentage" office:value="0" calcext:value-type="percentage">
            <text:p>0,00%</text:p>
          </table:table-cell>
          <table:table-cell table:formula="of:=[Performance.AE11]" office:value-type="float" office:value="1" calcext:value-type="float">
            <text:p>1</text:p>
          </table:table-cell>
          <table:table-cell table:formula="of:=[Performance.AF11]" office:value-type="percentage" office:value="0" calcext:value-type="percentage">
            <text:p>0,00%</text:p>
          </table:table-cell>
          <table:table-cell table:formula="of:=RANK([.AF11];[.AF$4:.AF$23])" office:value-type="float" office:value="1" calcext:value-type="float">
            <text:p>1</text:p>
          </table:table-cell>
          <table:table-cell table:formula="of:=AVERAGE([.AH11];[.AJ11])" office:value-type="percentage" office:value="0" calcext:value-type="percentage">
            <text:p>0,00%</text:p>
          </table:table-cell>
          <table:table-cell table:formula="of:=[Dismount.G11]" office:value-type="float" office:value="1" calcext:value-type="float">
            <text:p>1</text:p>
          </table:table-cell>
          <table:table-cell table:formula="of:=[Dismount.H11]" office:value-type="percentage" office:value="0" calcext:value-type="percentage">
            <text:p>0,00%</text:p>
          </table:table-cell>
          <table:table-cell table:formula="of:=[Dismount.M11]" office:value-type="float" office:value="1" calcext:value-type="float">
            <text:p>1</text:p>
          </table:table-cell>
          <table:table-cell table:formula="of:=[Dismount.N11]" office:value-type="percentage" office:value="0" calcext:value-type="percentage">
            <text:p>0,00%</text:p>
          </table:table-cell>
          <table:table-cell table:formula="of:=[Dismount.S11]" office:value-type="float" office:value="1" calcext:value-type="float">
            <text:p>1</text:p>
          </table:table-cell>
          <table:table-cell table:formula="of:=[Dismount.T11]" office:value-type="percentage" office:value="0" calcext:value-type="percentage">
            <text:p>0,00%</text:p>
          </table:table-cell>
          <table:table-cell table:formula="of:=[Dismount.Y11]" office:value-type="float" office:value="1" calcext:value-type="float">
            <text:p>1</text:p>
          </table:table-cell>
          <table:table-cell table:formula="of:=[Dismount.Z1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2];[.F$4:.F$23])" office:value-type="float" office:value="1" calcext:value-type="float">
            <text:p>1</text:p>
          </table:table-cell>
          <table:table-cell table:formula="of:=([.H12]*0.45)+([.T12]*0.45)+([.AF12]*0.1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AVERAGE([.J12];[.L12];[.N12];[.P12];[.R12])" office:value-type="percentage" office:value="0" calcext:value-type="percentage">
            <text:p>0,00%</text:p>
          </table:table-cell>
          <table:table-cell table:formula="of:=[Technical.G12]" office:value-type="float" office:value="1" calcext:value-type="float">
            <text:p>1</text:p>
          </table:table-cell>
          <table:table-cell table:formula="of:=[Technical.H12]" office:value-type="percentage" office:value="0" calcext:value-type="percentage">
            <text:p>0,00%</text:p>
          </table:table-cell>
          <table:table-cell table:formula="of:=[Technical.M12]" office:value-type="float" office:value="1" calcext:value-type="float">
            <text:p>1</text:p>
          </table:table-cell>
          <table:table-cell table:formula="of:=[Technical.N12]" office:value-type="percentage" office:value="0" calcext:value-type="percentage">
            <text:p>0,00%</text:p>
          </table:table-cell>
          <table:table-cell table:formula="of:=[Technical.S12]" office:value-type="float" office:value="1" calcext:value-type="float">
            <text:p>1</text:p>
          </table:table-cell>
          <table:table-cell table:formula="of:=[Technical.T12]" office:value-type="percentage" office:value="0" calcext:value-type="percentage">
            <text:p>0,00%</text:p>
          </table:table-cell>
          <table:table-cell table:formula="of:=[Technical.Y12]" office:value-type="float" office:value="1" calcext:value-type="float">
            <text:p>1</text:p>
          </table:table-cell>
          <table:table-cell table:formula="of:=[Technical.Z12]" office:value-type="percentage" office:value="0" calcext:value-type="percentage">
            <text:p>0,00%</text:p>
          </table:table-cell>
          <table:table-cell table:formula="of:=[Technical.AE12]" office:value-type="float" office:value="1" calcext:value-type="float">
            <text:p>1</text:p>
          </table:table-cell>
          <table:table-cell table:formula="of:=[Technical.AF12]" office:value-type="percentage" office:value="0" calcext:value-type="percentage">
            <text:p>0,00%</text:p>
          </table:table-cell>
          <table:table-cell table:formula="of:=RANK([.T12];[.T$4:.T$23])" office:value-type="float" office:value="1" calcext:value-type="float">
            <text:p>1</text:p>
          </table:table-cell>
          <table:table-cell table:formula="of:=AVERAGE([.V12];[.X12];[.Z12];[.AB12];[.AD12])" office:value-type="percentage" office:value="0" calcext:value-type="percentage">
            <text:p>0,00%</text:p>
          </table:table-cell>
          <table:table-cell table:formula="of:=[Performance.G12]" office:value-type="float" office:value="1" calcext:value-type="float">
            <text:p>1</text:p>
          </table:table-cell>
          <table:table-cell table:formula="of:=[Performance.H12]" office:value-type="percentage" office:value="0" calcext:value-type="percentage">
            <text:p>0,00%</text:p>
          </table:table-cell>
          <table:table-cell table:formula="of:=[Performance.M12]" office:value-type="float" office:value="1" calcext:value-type="float">
            <text:p>1</text:p>
          </table:table-cell>
          <table:table-cell table:formula="of:=[Performance.N12]" office:value-type="percentage" office:value="0" calcext:value-type="percentage">
            <text:p>0,00%</text:p>
          </table:table-cell>
          <table:table-cell table:formula="of:=[Performance.S12]" office:value-type="float" office:value="1" calcext:value-type="float">
            <text:p>1</text:p>
          </table:table-cell>
          <table:table-cell table:formula="of:=[Performance.T12]" office:value-type="percentage" office:value="0" calcext:value-type="percentage">
            <text:p>0,00%</text:p>
          </table:table-cell>
          <table:table-cell table:formula="of:=[Performance.Y12]" office:value-type="float" office:value="1" calcext:value-type="float">
            <text:p>1</text:p>
          </table:table-cell>
          <table:table-cell table:formula="of:=[Performance.Z12]" office:value-type="percentage" office:value="0" calcext:value-type="percentage">
            <text:p>0,00%</text:p>
          </table:table-cell>
          <table:table-cell table:formula="of:=[Performance.AE12]" office:value-type="float" office:value="1" calcext:value-type="float">
            <text:p>1</text:p>
          </table:table-cell>
          <table:table-cell table:formula="of:=[Performance.AF12]" office:value-type="percentage" office:value="0" calcext:value-type="percentage">
            <text:p>0,00%</text:p>
          </table:table-cell>
          <table:table-cell table:formula="of:=RANK([.AF12];[.AF$4:.AF$23])" office:value-type="float" office:value="1" calcext:value-type="float">
            <text:p>1</text:p>
          </table:table-cell>
          <table:table-cell table:formula="of:=AVERAGE([.AH12];[.AJ12])" office:value-type="percentage" office:value="0" calcext:value-type="percentage">
            <text:p>0,00%</text:p>
          </table:table-cell>
          <table:table-cell table:formula="of:=[Dismount.G12]" office:value-type="float" office:value="1" calcext:value-type="float">
            <text:p>1</text:p>
          </table:table-cell>
          <table:table-cell table:formula="of:=[Dismount.H12]" office:value-type="percentage" office:value="0" calcext:value-type="percentage">
            <text:p>0,00%</text:p>
          </table:table-cell>
          <table:table-cell table:formula="of:=[Dismount.M12]" office:value-type="float" office:value="1" calcext:value-type="float">
            <text:p>1</text:p>
          </table:table-cell>
          <table:table-cell table:formula="of:=[Dismount.N12]" office:value-type="percentage" office:value="0" calcext:value-type="percentage">
            <text:p>0,00%</text:p>
          </table:table-cell>
          <table:table-cell table:formula="of:=[Dismount.S12]" office:value-type="float" office:value="1" calcext:value-type="float">
            <text:p>1</text:p>
          </table:table-cell>
          <table:table-cell table:formula="of:=[Dismount.T12]" office:value-type="percentage" office:value="0" calcext:value-type="percentage">
            <text:p>0,00%</text:p>
          </table:table-cell>
          <table:table-cell table:formula="of:=[Dismount.Y12]" office:value-type="float" office:value="1" calcext:value-type="float">
            <text:p>1</text:p>
          </table:table-cell>
          <table:table-cell table:formula="of:=[Dismount.Z12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3];[.F$4:.F$23])" office:value-type="float" office:value="1" calcext:value-type="float">
            <text:p>1</text:p>
          </table:table-cell>
          <table:table-cell table:formula="of:=([.H13]*0.45)+([.T13]*0.45)+([.AF13]*0.1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AVERAGE([.J13];[.L13];[.N13];[.P13];[.R13])" office:value-type="percentage" office:value="0" calcext:value-type="percentage">
            <text:p>0,00%</text:p>
          </table:table-cell>
          <table:table-cell table:formula="of:=[Technical.G13]" office:value-type="float" office:value="1" calcext:value-type="float">
            <text:p>1</text:p>
          </table:table-cell>
          <table:table-cell table:formula="of:=[Technical.H13]" office:value-type="percentage" office:value="0" calcext:value-type="percentage">
            <text:p>0,00%</text:p>
          </table:table-cell>
          <table:table-cell table:formula="of:=[Technical.M13]" office:value-type="float" office:value="1" calcext:value-type="float">
            <text:p>1</text:p>
          </table:table-cell>
          <table:table-cell table:formula="of:=[Technical.N13]" office:value-type="percentage" office:value="0" calcext:value-type="percentage">
            <text:p>0,00%</text:p>
          </table:table-cell>
          <table:table-cell table:formula="of:=[Technical.S13]" office:value-type="float" office:value="1" calcext:value-type="float">
            <text:p>1</text:p>
          </table:table-cell>
          <table:table-cell table:formula="of:=[Technical.T13]" office:value-type="percentage" office:value="0" calcext:value-type="percentage">
            <text:p>0,00%</text:p>
          </table:table-cell>
          <table:table-cell table:formula="of:=[Technical.Y13]" office:value-type="float" office:value="1" calcext:value-type="float">
            <text:p>1</text:p>
          </table:table-cell>
          <table:table-cell table:formula="of:=[Technical.Z13]" office:value-type="percentage" office:value="0" calcext:value-type="percentage">
            <text:p>0,00%</text:p>
          </table:table-cell>
          <table:table-cell table:formula="of:=[Technical.AE13]" office:value-type="float" office:value="1" calcext:value-type="float">
            <text:p>1</text:p>
          </table:table-cell>
          <table:table-cell table:formula="of:=[Technical.AF13]" office:value-type="percentage" office:value="0" calcext:value-type="percentage">
            <text:p>0,00%</text:p>
          </table:table-cell>
          <table:table-cell table:formula="of:=RANK([.T13];[.T$4:.T$23])" office:value-type="float" office:value="1" calcext:value-type="float">
            <text:p>1</text:p>
          </table:table-cell>
          <table:table-cell table:formula="of:=AVERAGE([.V13];[.X13];[.Z13];[.AB13];[.AD13])" office:value-type="percentage" office:value="0" calcext:value-type="percentage">
            <text:p>0,00%</text:p>
          </table:table-cell>
          <table:table-cell table:formula="of:=[Performance.G13]" office:value-type="float" office:value="1" calcext:value-type="float">
            <text:p>1</text:p>
          </table:table-cell>
          <table:table-cell table:formula="of:=[Performance.H13]" office:value-type="percentage" office:value="0" calcext:value-type="percentage">
            <text:p>0,00%</text:p>
          </table:table-cell>
          <table:table-cell table:formula="of:=[Performance.M13]" office:value-type="float" office:value="1" calcext:value-type="float">
            <text:p>1</text:p>
          </table:table-cell>
          <table:table-cell table:formula="of:=[Performance.N13]" office:value-type="percentage" office:value="0" calcext:value-type="percentage">
            <text:p>0,00%</text:p>
          </table:table-cell>
          <table:table-cell table:formula="of:=[Performance.S13]" office:value-type="float" office:value="1" calcext:value-type="float">
            <text:p>1</text:p>
          </table:table-cell>
          <table:table-cell table:formula="of:=[Performance.T13]" office:value-type="percentage" office:value="0" calcext:value-type="percentage">
            <text:p>0,00%</text:p>
          </table:table-cell>
          <table:table-cell table:formula="of:=[Performance.Y13]" office:value-type="float" office:value="1" calcext:value-type="float">
            <text:p>1</text:p>
          </table:table-cell>
          <table:table-cell table:formula="of:=[Performance.Z13]" office:value-type="percentage" office:value="0" calcext:value-type="percentage">
            <text:p>0,00%</text:p>
          </table:table-cell>
          <table:table-cell table:formula="of:=[Performance.AE13]" office:value-type="float" office:value="1" calcext:value-type="float">
            <text:p>1</text:p>
          </table:table-cell>
          <table:table-cell table:formula="of:=[Performance.AF13]" office:value-type="percentage" office:value="0" calcext:value-type="percentage">
            <text:p>0,00%</text:p>
          </table:table-cell>
          <table:table-cell table:formula="of:=RANK([.AF13];[.AF$4:.AF$23])" office:value-type="float" office:value="1" calcext:value-type="float">
            <text:p>1</text:p>
          </table:table-cell>
          <table:table-cell table:formula="of:=AVERAGE([.AH13];[.AJ13])" office:value-type="percentage" office:value="0" calcext:value-type="percentage">
            <text:p>0,00%</text:p>
          </table:table-cell>
          <table:table-cell table:formula="of:=[Dismount.G13]" office:value-type="float" office:value="1" calcext:value-type="float">
            <text:p>1</text:p>
          </table:table-cell>
          <table:table-cell table:formula="of:=[Dismount.H13]" office:value-type="percentage" office:value="0" calcext:value-type="percentage">
            <text:p>0,00%</text:p>
          </table:table-cell>
          <table:table-cell table:formula="of:=[Dismount.M13]" office:value-type="float" office:value="1" calcext:value-type="float">
            <text:p>1</text:p>
          </table:table-cell>
          <table:table-cell table:formula="of:=[Dismount.N13]" office:value-type="percentage" office:value="0" calcext:value-type="percentage">
            <text:p>0,00%</text:p>
          </table:table-cell>
          <table:table-cell table:formula="of:=[Dismount.S13]" office:value-type="float" office:value="1" calcext:value-type="float">
            <text:p>1</text:p>
          </table:table-cell>
          <table:table-cell table:formula="of:=[Dismount.T13]" office:value-type="percentage" office:value="0" calcext:value-type="percentage">
            <text:p>0,00%</text:p>
          </table:table-cell>
          <table:table-cell table:formula="of:=[Dismount.Y13]" office:value-type="float" office:value="1" calcext:value-type="float">
            <text:p>1</text:p>
          </table:table-cell>
          <table:table-cell table:formula="of:=[Dismount.Z13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4];[.F$4:.F$23])" office:value-type="float" office:value="1" calcext:value-type="float">
            <text:p>1</text:p>
          </table:table-cell>
          <table:table-cell table:formula="of:=([.H14]*0.45)+([.T14]*0.45)+([.AF14]*0.1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AVERAGE([.J14];[.L14];[.N14];[.P14];[.R14])" office:value-type="percentage" office:value="0" calcext:value-type="percentage">
            <text:p>0,00%</text:p>
          </table:table-cell>
          <table:table-cell table:formula="of:=[Technical.G14]" office:value-type="float" office:value="1" calcext:value-type="float">
            <text:p>1</text:p>
          </table:table-cell>
          <table:table-cell table:formula="of:=[Technical.H14]" office:value-type="percentage" office:value="0" calcext:value-type="percentage">
            <text:p>0,00%</text:p>
          </table:table-cell>
          <table:table-cell table:formula="of:=[Technical.M14]" office:value-type="float" office:value="1" calcext:value-type="float">
            <text:p>1</text:p>
          </table:table-cell>
          <table:table-cell table:formula="of:=[Technical.N14]" office:value-type="percentage" office:value="0" calcext:value-type="percentage">
            <text:p>0,00%</text:p>
          </table:table-cell>
          <table:table-cell table:formula="of:=[Technical.S14]" office:value-type="float" office:value="1" calcext:value-type="float">
            <text:p>1</text:p>
          </table:table-cell>
          <table:table-cell table:formula="of:=[Technical.T14]" office:value-type="percentage" office:value="0" calcext:value-type="percentage">
            <text:p>0,00%</text:p>
          </table:table-cell>
          <table:table-cell table:formula="of:=[Technical.Y14]" office:value-type="float" office:value="1" calcext:value-type="float">
            <text:p>1</text:p>
          </table:table-cell>
          <table:table-cell table:formula="of:=[Technical.Z14]" office:value-type="percentage" office:value="0" calcext:value-type="percentage">
            <text:p>0,00%</text:p>
          </table:table-cell>
          <table:table-cell table:formula="of:=[Technical.AE14]" office:value-type="float" office:value="1" calcext:value-type="float">
            <text:p>1</text:p>
          </table:table-cell>
          <table:table-cell table:formula="of:=[Technical.AF14]" office:value-type="percentage" office:value="0" calcext:value-type="percentage">
            <text:p>0,00%</text:p>
          </table:table-cell>
          <table:table-cell table:formula="of:=RANK([.T14];[.T$4:.T$23])" office:value-type="float" office:value="1" calcext:value-type="float">
            <text:p>1</text:p>
          </table:table-cell>
          <table:table-cell table:formula="of:=AVERAGE([.V14];[.X14];[.Z14];[.AB14];[.AD14])" office:value-type="percentage" office:value="0" calcext:value-type="percentage">
            <text:p>0,00%</text:p>
          </table:table-cell>
          <table:table-cell table:formula="of:=[Performance.G14]" office:value-type="float" office:value="1" calcext:value-type="float">
            <text:p>1</text:p>
          </table:table-cell>
          <table:table-cell table:formula="of:=[Performance.H14]" office:value-type="percentage" office:value="0" calcext:value-type="percentage">
            <text:p>0,00%</text:p>
          </table:table-cell>
          <table:table-cell table:formula="of:=[Performance.M14]" office:value-type="float" office:value="1" calcext:value-type="float">
            <text:p>1</text:p>
          </table:table-cell>
          <table:table-cell table:formula="of:=[Performance.N14]" office:value-type="percentage" office:value="0" calcext:value-type="percentage">
            <text:p>0,00%</text:p>
          </table:table-cell>
          <table:table-cell table:formula="of:=[Performance.S14]" office:value-type="float" office:value="1" calcext:value-type="float">
            <text:p>1</text:p>
          </table:table-cell>
          <table:table-cell table:formula="of:=[Performance.T14]" office:value-type="percentage" office:value="0" calcext:value-type="percentage">
            <text:p>0,00%</text:p>
          </table:table-cell>
          <table:table-cell table:formula="of:=[Performance.Y14]" office:value-type="float" office:value="1" calcext:value-type="float">
            <text:p>1</text:p>
          </table:table-cell>
          <table:table-cell table:formula="of:=[Performance.Z14]" office:value-type="percentage" office:value="0" calcext:value-type="percentage">
            <text:p>0,00%</text:p>
          </table:table-cell>
          <table:table-cell table:formula="of:=[Performance.AE14]" office:value-type="float" office:value="1" calcext:value-type="float">
            <text:p>1</text:p>
          </table:table-cell>
          <table:table-cell table:formula="of:=[Performance.AF14]" office:value-type="percentage" office:value="0" calcext:value-type="percentage">
            <text:p>0,00%</text:p>
          </table:table-cell>
          <table:table-cell table:formula="of:=RANK([.AF14];[.AF$4:.AF$23])" office:value-type="float" office:value="1" calcext:value-type="float">
            <text:p>1</text:p>
          </table:table-cell>
          <table:table-cell table:formula="of:=AVERAGE([.AH14];[.AJ14])" office:value-type="percentage" office:value="0" calcext:value-type="percentage">
            <text:p>0,00%</text:p>
          </table:table-cell>
          <table:table-cell table:formula="of:=[Dismount.G14]" office:value-type="float" office:value="1" calcext:value-type="float">
            <text:p>1</text:p>
          </table:table-cell>
          <table:table-cell table:formula="of:=[Dismount.H14]" office:value-type="percentage" office:value="0" calcext:value-type="percentage">
            <text:p>0,00%</text:p>
          </table:table-cell>
          <table:table-cell table:formula="of:=[Dismount.M14]" office:value-type="float" office:value="1" calcext:value-type="float">
            <text:p>1</text:p>
          </table:table-cell>
          <table:table-cell table:formula="of:=[Dismount.N14]" office:value-type="percentage" office:value="0" calcext:value-type="percentage">
            <text:p>0,00%</text:p>
          </table:table-cell>
          <table:table-cell table:formula="of:=[Dismount.S14]" office:value-type="float" office:value="1" calcext:value-type="float">
            <text:p>1</text:p>
          </table:table-cell>
          <table:table-cell table:formula="of:=[Dismount.T14]" office:value-type="percentage" office:value="0" calcext:value-type="percentage">
            <text:p>0,00%</text:p>
          </table:table-cell>
          <table:table-cell table:formula="of:=[Dismount.Y14]" office:value-type="float" office:value="1" calcext:value-type="float">
            <text:p>1</text:p>
          </table:table-cell>
          <table:table-cell table:formula="of:=[Dismount.Z14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5];[.F$4:.F$23])" office:value-type="float" office:value="1" calcext:value-type="float">
            <text:p>1</text:p>
          </table:table-cell>
          <table:table-cell table:formula="of:=([.H15]*0.45)+([.T15]*0.45)+([.AF15]*0.1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AVERAGE([.J15];[.L15];[.N15];[.P15];[.R15])" office:value-type="percentage" office:value="0" calcext:value-type="percentage">
            <text:p>0,00%</text:p>
          </table:table-cell>
          <table:table-cell table:formula="of:=[Technical.G15]" office:value-type="float" office:value="1" calcext:value-type="float">
            <text:p>1</text:p>
          </table:table-cell>
          <table:table-cell table:formula="of:=[Technical.H15]" office:value-type="percentage" office:value="0" calcext:value-type="percentage">
            <text:p>0,00%</text:p>
          </table:table-cell>
          <table:table-cell table:formula="of:=[Technical.M15]" office:value-type="float" office:value="1" calcext:value-type="float">
            <text:p>1</text:p>
          </table:table-cell>
          <table:table-cell table:formula="of:=[Technical.N15]" office:value-type="percentage" office:value="0" calcext:value-type="percentage">
            <text:p>0,00%</text:p>
          </table:table-cell>
          <table:table-cell table:formula="of:=[Technical.S15]" office:value-type="float" office:value="1" calcext:value-type="float">
            <text:p>1</text:p>
          </table:table-cell>
          <table:table-cell table:formula="of:=[Technical.T15]" office:value-type="percentage" office:value="0" calcext:value-type="percentage">
            <text:p>0,00%</text:p>
          </table:table-cell>
          <table:table-cell table:formula="of:=[Technical.Y15]" office:value-type="float" office:value="1" calcext:value-type="float">
            <text:p>1</text:p>
          </table:table-cell>
          <table:table-cell table:formula="of:=[Technical.Z15]" office:value-type="percentage" office:value="0" calcext:value-type="percentage">
            <text:p>0,00%</text:p>
          </table:table-cell>
          <table:table-cell table:formula="of:=[Technical.AE15]" office:value-type="float" office:value="1" calcext:value-type="float">
            <text:p>1</text:p>
          </table:table-cell>
          <table:table-cell table:formula="of:=[Technical.AF15]" office:value-type="percentage" office:value="0" calcext:value-type="percentage">
            <text:p>0,00%</text:p>
          </table:table-cell>
          <table:table-cell table:formula="of:=RANK([.T15];[.T$4:.T$23])" office:value-type="float" office:value="1" calcext:value-type="float">
            <text:p>1</text:p>
          </table:table-cell>
          <table:table-cell table:formula="of:=AVERAGE([.V15];[.X15];[.Z15];[.AB15];[.AD15])" office:value-type="percentage" office:value="0" calcext:value-type="percentage">
            <text:p>0,00%</text:p>
          </table:table-cell>
          <table:table-cell table:formula="of:=[Performance.G15]" office:value-type="float" office:value="1" calcext:value-type="float">
            <text:p>1</text:p>
          </table:table-cell>
          <table:table-cell table:formula="of:=[Performance.H15]" office:value-type="percentage" office:value="0" calcext:value-type="percentage">
            <text:p>0,00%</text:p>
          </table:table-cell>
          <table:table-cell table:formula="of:=[Performance.M15]" office:value-type="float" office:value="1" calcext:value-type="float">
            <text:p>1</text:p>
          </table:table-cell>
          <table:table-cell table:formula="of:=[Performance.N15]" office:value-type="percentage" office:value="0" calcext:value-type="percentage">
            <text:p>0,00%</text:p>
          </table:table-cell>
          <table:table-cell table:formula="of:=[Performance.S15]" office:value-type="float" office:value="1" calcext:value-type="float">
            <text:p>1</text:p>
          </table:table-cell>
          <table:table-cell table:formula="of:=[Performance.T15]" office:value-type="percentage" office:value="0" calcext:value-type="percentage">
            <text:p>0,00%</text:p>
          </table:table-cell>
          <table:table-cell table:formula="of:=[Performance.Y15]" office:value-type="float" office:value="1" calcext:value-type="float">
            <text:p>1</text:p>
          </table:table-cell>
          <table:table-cell table:formula="of:=[Performance.Z15]" office:value-type="percentage" office:value="0" calcext:value-type="percentage">
            <text:p>0,00%</text:p>
          </table:table-cell>
          <table:table-cell table:formula="of:=[Performance.AE15]" office:value-type="float" office:value="1" calcext:value-type="float">
            <text:p>1</text:p>
          </table:table-cell>
          <table:table-cell table:formula="of:=[Performance.AF15]" office:value-type="percentage" office:value="0" calcext:value-type="percentage">
            <text:p>0,00%</text:p>
          </table:table-cell>
          <table:table-cell table:formula="of:=RANK([.AF15];[.AF$4:.AF$23])" office:value-type="float" office:value="1" calcext:value-type="float">
            <text:p>1</text:p>
          </table:table-cell>
          <table:table-cell table:formula="of:=AVERAGE([.AH15];[.AJ15])" office:value-type="percentage" office:value="0" calcext:value-type="percentage">
            <text:p>0,00%</text:p>
          </table:table-cell>
          <table:table-cell table:formula="of:=[Dismount.G15]" office:value-type="float" office:value="1" calcext:value-type="float">
            <text:p>1</text:p>
          </table:table-cell>
          <table:table-cell table:formula="of:=[Dismount.H15]" office:value-type="percentage" office:value="0" calcext:value-type="percentage">
            <text:p>0,00%</text:p>
          </table:table-cell>
          <table:table-cell table:formula="of:=[Dismount.M15]" office:value-type="float" office:value="1" calcext:value-type="float">
            <text:p>1</text:p>
          </table:table-cell>
          <table:table-cell table:formula="of:=[Dismount.N15]" office:value-type="percentage" office:value="0" calcext:value-type="percentage">
            <text:p>0,00%</text:p>
          </table:table-cell>
          <table:table-cell table:formula="of:=[Dismount.S15]" office:value-type="float" office:value="1" calcext:value-type="float">
            <text:p>1</text:p>
          </table:table-cell>
          <table:table-cell table:formula="of:=[Dismount.T15]" office:value-type="percentage" office:value="0" calcext:value-type="percentage">
            <text:p>0,00%</text:p>
          </table:table-cell>
          <table:table-cell table:formula="of:=[Dismount.Y15]" office:value-type="float" office:value="1" calcext:value-type="float">
            <text:p>1</text:p>
          </table:table-cell>
          <table:table-cell table:formula="of:=[Dismount.Z15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6];[.F$4:.F$23])" office:value-type="float" office:value="1" calcext:value-type="float">
            <text:p>1</text:p>
          </table:table-cell>
          <table:table-cell table:formula="of:=([.H16]*0.45)+([.T16]*0.45)+([.AF16]*0.1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AVERAGE([.J16];[.L16];[.N16];[.P16];[.R16])" office:value-type="percentage" office:value="0" calcext:value-type="percentage">
            <text:p>0,00%</text:p>
          </table:table-cell>
          <table:table-cell table:formula="of:=[Technical.G16]" office:value-type="float" office:value="1" calcext:value-type="float">
            <text:p>1</text:p>
          </table:table-cell>
          <table:table-cell table:formula="of:=[Technical.H16]" office:value-type="percentage" office:value="0" calcext:value-type="percentage">
            <text:p>0,00%</text:p>
          </table:table-cell>
          <table:table-cell table:formula="of:=[Technical.M16]" office:value-type="float" office:value="1" calcext:value-type="float">
            <text:p>1</text:p>
          </table:table-cell>
          <table:table-cell table:formula="of:=[Technical.N16]" office:value-type="percentage" office:value="0" calcext:value-type="percentage">
            <text:p>0,00%</text:p>
          </table:table-cell>
          <table:table-cell table:formula="of:=[Technical.S16]" office:value-type="float" office:value="1" calcext:value-type="float">
            <text:p>1</text:p>
          </table:table-cell>
          <table:table-cell table:formula="of:=[Technical.T16]" office:value-type="percentage" office:value="0" calcext:value-type="percentage">
            <text:p>0,00%</text:p>
          </table:table-cell>
          <table:table-cell table:formula="of:=[Technical.Y16]" office:value-type="float" office:value="1" calcext:value-type="float">
            <text:p>1</text:p>
          </table:table-cell>
          <table:table-cell table:formula="of:=[Technical.Z16]" office:value-type="percentage" office:value="0" calcext:value-type="percentage">
            <text:p>0,00%</text:p>
          </table:table-cell>
          <table:table-cell table:formula="of:=[Technical.AE16]" office:value-type="float" office:value="1" calcext:value-type="float">
            <text:p>1</text:p>
          </table:table-cell>
          <table:table-cell table:formula="of:=[Technical.AF16]" office:value-type="percentage" office:value="0" calcext:value-type="percentage">
            <text:p>0,00%</text:p>
          </table:table-cell>
          <table:table-cell table:formula="of:=RANK([.T16];[.T$4:.T$23])" office:value-type="float" office:value="1" calcext:value-type="float">
            <text:p>1</text:p>
          </table:table-cell>
          <table:table-cell table:formula="of:=AVERAGE([.V16];[.X16];[.Z16];[.AB16];[.AD16])" office:value-type="percentage" office:value="0" calcext:value-type="percentage">
            <text:p>0,00%</text:p>
          </table:table-cell>
          <table:table-cell table:formula="of:=[Performance.G16]" office:value-type="float" office:value="1" calcext:value-type="float">
            <text:p>1</text:p>
          </table:table-cell>
          <table:table-cell table:formula="of:=[Performance.H16]" office:value-type="percentage" office:value="0" calcext:value-type="percentage">
            <text:p>0,00%</text:p>
          </table:table-cell>
          <table:table-cell table:formula="of:=[Performance.M16]" office:value-type="float" office:value="1" calcext:value-type="float">
            <text:p>1</text:p>
          </table:table-cell>
          <table:table-cell table:formula="of:=[Performance.N16]" office:value-type="percentage" office:value="0" calcext:value-type="percentage">
            <text:p>0,00%</text:p>
          </table:table-cell>
          <table:table-cell table:formula="of:=[Performance.S16]" office:value-type="float" office:value="1" calcext:value-type="float">
            <text:p>1</text:p>
          </table:table-cell>
          <table:table-cell table:formula="of:=[Performance.T16]" office:value-type="percentage" office:value="0" calcext:value-type="percentage">
            <text:p>0,00%</text:p>
          </table:table-cell>
          <table:table-cell table:formula="of:=[Performance.Y16]" office:value-type="float" office:value="1" calcext:value-type="float">
            <text:p>1</text:p>
          </table:table-cell>
          <table:table-cell table:formula="of:=[Performance.Z16]" office:value-type="percentage" office:value="0" calcext:value-type="percentage">
            <text:p>0,00%</text:p>
          </table:table-cell>
          <table:table-cell table:formula="of:=[Performance.AE16]" office:value-type="float" office:value="1" calcext:value-type="float">
            <text:p>1</text:p>
          </table:table-cell>
          <table:table-cell table:formula="of:=[Performance.AF16]" office:value-type="percentage" office:value="0" calcext:value-type="percentage">
            <text:p>0,00%</text:p>
          </table:table-cell>
          <table:table-cell table:formula="of:=RANK([.AF16];[.AF$4:.AF$23])" office:value-type="float" office:value="1" calcext:value-type="float">
            <text:p>1</text:p>
          </table:table-cell>
          <table:table-cell table:formula="of:=AVERAGE([.AH16];[.AJ16])" office:value-type="percentage" office:value="0" calcext:value-type="percentage">
            <text:p>0,00%</text:p>
          </table:table-cell>
          <table:table-cell table:formula="of:=[Dismount.G16]" office:value-type="float" office:value="1" calcext:value-type="float">
            <text:p>1</text:p>
          </table:table-cell>
          <table:table-cell table:formula="of:=[Dismount.H16]" office:value-type="percentage" office:value="0" calcext:value-type="percentage">
            <text:p>0,00%</text:p>
          </table:table-cell>
          <table:table-cell table:formula="of:=[Dismount.M16]" office:value-type="float" office:value="1" calcext:value-type="float">
            <text:p>1</text:p>
          </table:table-cell>
          <table:table-cell table:formula="of:=[Dismount.N16]" office:value-type="percentage" office:value="0" calcext:value-type="percentage">
            <text:p>0,00%</text:p>
          </table:table-cell>
          <table:table-cell table:formula="of:=[Dismount.S16]" office:value-type="float" office:value="1" calcext:value-type="float">
            <text:p>1</text:p>
          </table:table-cell>
          <table:table-cell table:formula="of:=[Dismount.T16]" office:value-type="percentage" office:value="0" calcext:value-type="percentage">
            <text:p>0,00%</text:p>
          </table:table-cell>
          <table:table-cell table:formula="of:=[Dismount.Y16]" office:value-type="float" office:value="1" calcext:value-type="float">
            <text:p>1</text:p>
          </table:table-cell>
          <table:table-cell table:formula="of:=[Dismount.Z16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7];[.F$4:.F$23])" office:value-type="float" office:value="1" calcext:value-type="float">
            <text:p>1</text:p>
          </table:table-cell>
          <table:table-cell table:formula="of:=([.H17]*0.45)+([.T17]*0.45)+([.AF17]*0.1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AVERAGE([.J17];[.L17];[.N17];[.P17];[.R17])" office:value-type="percentage" office:value="0" calcext:value-type="percentage">
            <text:p>0,00%</text:p>
          </table:table-cell>
          <table:table-cell table:formula="of:=[Technical.G17]" office:value-type="float" office:value="1" calcext:value-type="float">
            <text:p>1</text:p>
          </table:table-cell>
          <table:table-cell table:formula="of:=[Technical.H17]" office:value-type="percentage" office:value="0" calcext:value-type="percentage">
            <text:p>0,00%</text:p>
          </table:table-cell>
          <table:table-cell table:formula="of:=[Technical.M17]" office:value-type="float" office:value="1" calcext:value-type="float">
            <text:p>1</text:p>
          </table:table-cell>
          <table:table-cell table:formula="of:=[Technical.N17]" office:value-type="percentage" office:value="0" calcext:value-type="percentage">
            <text:p>0,00%</text:p>
          </table:table-cell>
          <table:table-cell table:formula="of:=[Technical.S17]" office:value-type="float" office:value="1" calcext:value-type="float">
            <text:p>1</text:p>
          </table:table-cell>
          <table:table-cell table:formula="of:=[Technical.T17]" office:value-type="percentage" office:value="0" calcext:value-type="percentage">
            <text:p>0,00%</text:p>
          </table:table-cell>
          <table:table-cell table:formula="of:=[Technical.Y17]" office:value-type="float" office:value="1" calcext:value-type="float">
            <text:p>1</text:p>
          </table:table-cell>
          <table:table-cell table:formula="of:=[Technical.Z17]" office:value-type="percentage" office:value="0" calcext:value-type="percentage">
            <text:p>0,00%</text:p>
          </table:table-cell>
          <table:table-cell table:formula="of:=[Technical.AE17]" office:value-type="float" office:value="1" calcext:value-type="float">
            <text:p>1</text:p>
          </table:table-cell>
          <table:table-cell table:formula="of:=[Technical.AF17]" office:value-type="percentage" office:value="0" calcext:value-type="percentage">
            <text:p>0,00%</text:p>
          </table:table-cell>
          <table:table-cell table:formula="of:=RANK([.T17];[.T$4:.T$23])" office:value-type="float" office:value="1" calcext:value-type="float">
            <text:p>1</text:p>
          </table:table-cell>
          <table:table-cell table:formula="of:=AVERAGE([.V17];[.X17];[.Z17];[.AB17];[.AD17])" office:value-type="percentage" office:value="0" calcext:value-type="percentage">
            <text:p>0,00%</text:p>
          </table:table-cell>
          <table:table-cell table:formula="of:=[Performance.G17]" office:value-type="float" office:value="1" calcext:value-type="float">
            <text:p>1</text:p>
          </table:table-cell>
          <table:table-cell table:formula="of:=[Performance.H17]" office:value-type="percentage" office:value="0" calcext:value-type="percentage">
            <text:p>0,00%</text:p>
          </table:table-cell>
          <table:table-cell table:formula="of:=[Performance.M17]" office:value-type="float" office:value="1" calcext:value-type="float">
            <text:p>1</text:p>
          </table:table-cell>
          <table:table-cell table:formula="of:=[Performance.N17]" office:value-type="percentage" office:value="0" calcext:value-type="percentage">
            <text:p>0,00%</text:p>
          </table:table-cell>
          <table:table-cell table:formula="of:=[Performance.S17]" office:value-type="float" office:value="1" calcext:value-type="float">
            <text:p>1</text:p>
          </table:table-cell>
          <table:table-cell table:formula="of:=[Performance.T17]" office:value-type="percentage" office:value="0" calcext:value-type="percentage">
            <text:p>0,00%</text:p>
          </table:table-cell>
          <table:table-cell table:formula="of:=[Performance.Y17]" office:value-type="float" office:value="1" calcext:value-type="float">
            <text:p>1</text:p>
          </table:table-cell>
          <table:table-cell table:formula="of:=[Performance.Z17]" office:value-type="percentage" office:value="0" calcext:value-type="percentage">
            <text:p>0,00%</text:p>
          </table:table-cell>
          <table:table-cell table:formula="of:=[Performance.AE17]" office:value-type="float" office:value="1" calcext:value-type="float">
            <text:p>1</text:p>
          </table:table-cell>
          <table:table-cell table:formula="of:=[Performance.AF17]" office:value-type="percentage" office:value="0" calcext:value-type="percentage">
            <text:p>0,00%</text:p>
          </table:table-cell>
          <table:table-cell table:formula="of:=RANK([.AF17];[.AF$4:.AF$23])" office:value-type="float" office:value="1" calcext:value-type="float">
            <text:p>1</text:p>
          </table:table-cell>
          <table:table-cell table:formula="of:=AVERAGE([.AH17];[.AJ17])" office:value-type="percentage" office:value="0" calcext:value-type="percentage">
            <text:p>0,00%</text:p>
          </table:table-cell>
          <table:table-cell table:formula="of:=[Dismount.G17]" office:value-type="float" office:value="1" calcext:value-type="float">
            <text:p>1</text:p>
          </table:table-cell>
          <table:table-cell table:formula="of:=[Dismount.H17]" office:value-type="percentage" office:value="0" calcext:value-type="percentage">
            <text:p>0,00%</text:p>
          </table:table-cell>
          <table:table-cell table:formula="of:=[Dismount.M17]" office:value-type="float" office:value="1" calcext:value-type="float">
            <text:p>1</text:p>
          </table:table-cell>
          <table:table-cell table:formula="of:=[Dismount.N17]" office:value-type="percentage" office:value="0" calcext:value-type="percentage">
            <text:p>0,00%</text:p>
          </table:table-cell>
          <table:table-cell table:formula="of:=[Dismount.S17]" office:value-type="float" office:value="1" calcext:value-type="float">
            <text:p>1</text:p>
          </table:table-cell>
          <table:table-cell table:formula="of:=[Dismount.T17]" office:value-type="percentage" office:value="0" calcext:value-type="percentage">
            <text:p>0,00%</text:p>
          </table:table-cell>
          <table:table-cell table:formula="of:=[Dismount.Y17]" office:value-type="float" office:value="1" calcext:value-type="float">
            <text:p>1</text:p>
          </table:table-cell>
          <table:table-cell table:formula="of:=[Dismount.Z17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8];[.F$4:.F$23])" office:value-type="float" office:value="1" calcext:value-type="float">
            <text:p>1</text:p>
          </table:table-cell>
          <table:table-cell table:formula="of:=([.H18]*0.45)+([.T18]*0.45)+([.AF18]*0.1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AVERAGE([.J18];[.L18];[.N18];[.P18];[.R18])" office:value-type="percentage" office:value="0" calcext:value-type="percentage">
            <text:p>0,00%</text:p>
          </table:table-cell>
          <table:table-cell table:formula="of:=[Technical.G18]" office:value-type="float" office:value="1" calcext:value-type="float">
            <text:p>1</text:p>
          </table:table-cell>
          <table:table-cell table:formula="of:=[Technical.H18]" office:value-type="percentage" office:value="0" calcext:value-type="percentage">
            <text:p>0,00%</text:p>
          </table:table-cell>
          <table:table-cell table:formula="of:=[Technical.M18]" office:value-type="float" office:value="1" calcext:value-type="float">
            <text:p>1</text:p>
          </table:table-cell>
          <table:table-cell table:formula="of:=[Technical.N18]" office:value-type="percentage" office:value="0" calcext:value-type="percentage">
            <text:p>0,00%</text:p>
          </table:table-cell>
          <table:table-cell table:formula="of:=[Technical.S18]" office:value-type="float" office:value="1" calcext:value-type="float">
            <text:p>1</text:p>
          </table:table-cell>
          <table:table-cell table:formula="of:=[Technical.T18]" office:value-type="percentage" office:value="0" calcext:value-type="percentage">
            <text:p>0,00%</text:p>
          </table:table-cell>
          <table:table-cell table:formula="of:=[Technical.Y18]" office:value-type="float" office:value="1" calcext:value-type="float">
            <text:p>1</text:p>
          </table:table-cell>
          <table:table-cell table:formula="of:=[Technical.Z18]" office:value-type="percentage" office:value="0" calcext:value-type="percentage">
            <text:p>0,00%</text:p>
          </table:table-cell>
          <table:table-cell table:formula="of:=[Technical.AE18]" office:value-type="float" office:value="1" calcext:value-type="float">
            <text:p>1</text:p>
          </table:table-cell>
          <table:table-cell table:formula="of:=[Technical.AF18]" office:value-type="percentage" office:value="0" calcext:value-type="percentage">
            <text:p>0,00%</text:p>
          </table:table-cell>
          <table:table-cell table:formula="of:=RANK([.T18];[.T$4:.T$23])" office:value-type="float" office:value="1" calcext:value-type="float">
            <text:p>1</text:p>
          </table:table-cell>
          <table:table-cell table:formula="of:=AVERAGE([.V18];[.X18];[.Z18];[.AB18];[.AD18])" office:value-type="percentage" office:value="0" calcext:value-type="percentage">
            <text:p>0,00%</text:p>
          </table:table-cell>
          <table:table-cell table:formula="of:=[Performance.G18]" office:value-type="float" office:value="1" calcext:value-type="float">
            <text:p>1</text:p>
          </table:table-cell>
          <table:table-cell table:formula="of:=[Performance.H18]" office:value-type="percentage" office:value="0" calcext:value-type="percentage">
            <text:p>0,00%</text:p>
          </table:table-cell>
          <table:table-cell table:formula="of:=[Performance.M18]" office:value-type="float" office:value="1" calcext:value-type="float">
            <text:p>1</text:p>
          </table:table-cell>
          <table:table-cell table:formula="of:=[Performance.N18]" office:value-type="percentage" office:value="0" calcext:value-type="percentage">
            <text:p>0,00%</text:p>
          </table:table-cell>
          <table:table-cell table:formula="of:=[Performance.S18]" office:value-type="float" office:value="1" calcext:value-type="float">
            <text:p>1</text:p>
          </table:table-cell>
          <table:table-cell table:formula="of:=[Performance.T18]" office:value-type="percentage" office:value="0" calcext:value-type="percentage">
            <text:p>0,00%</text:p>
          </table:table-cell>
          <table:table-cell table:formula="of:=[Performance.Y18]" office:value-type="float" office:value="1" calcext:value-type="float">
            <text:p>1</text:p>
          </table:table-cell>
          <table:table-cell table:formula="of:=[Performance.Z18]" office:value-type="percentage" office:value="0" calcext:value-type="percentage">
            <text:p>0,00%</text:p>
          </table:table-cell>
          <table:table-cell table:formula="of:=[Performance.AE18]" office:value-type="float" office:value="1" calcext:value-type="float">
            <text:p>1</text:p>
          </table:table-cell>
          <table:table-cell table:formula="of:=[Performance.AF18]" office:value-type="percentage" office:value="0" calcext:value-type="percentage">
            <text:p>0,00%</text:p>
          </table:table-cell>
          <table:table-cell table:formula="of:=RANK([.AF18];[.AF$4:.AF$23])" office:value-type="float" office:value="1" calcext:value-type="float">
            <text:p>1</text:p>
          </table:table-cell>
          <table:table-cell table:formula="of:=AVERAGE([.AH18];[.AJ18])" office:value-type="percentage" office:value="0" calcext:value-type="percentage">
            <text:p>0,00%</text:p>
          </table:table-cell>
          <table:table-cell table:formula="of:=[Dismount.G18]" office:value-type="float" office:value="1" calcext:value-type="float">
            <text:p>1</text:p>
          </table:table-cell>
          <table:table-cell table:formula="of:=[Dismount.H18]" office:value-type="percentage" office:value="0" calcext:value-type="percentage">
            <text:p>0,00%</text:p>
          </table:table-cell>
          <table:table-cell table:formula="of:=[Dismount.M18]" office:value-type="float" office:value="1" calcext:value-type="float">
            <text:p>1</text:p>
          </table:table-cell>
          <table:table-cell table:formula="of:=[Dismount.N18]" office:value-type="percentage" office:value="0" calcext:value-type="percentage">
            <text:p>0,00%</text:p>
          </table:table-cell>
          <table:table-cell table:formula="of:=[Dismount.S18]" office:value-type="float" office:value="1" calcext:value-type="float">
            <text:p>1</text:p>
          </table:table-cell>
          <table:table-cell table:formula="of:=[Dismount.T18]" office:value-type="percentage" office:value="0" calcext:value-type="percentage">
            <text:p>0,00%</text:p>
          </table:table-cell>
          <table:table-cell table:formula="of:=[Dismount.Y18]" office:value-type="float" office:value="1" calcext:value-type="float">
            <text:p>1</text:p>
          </table:table-cell>
          <table:table-cell table:formula="of:=[Dismount.Z18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9];[.F$4:.F$23])" office:value-type="float" office:value="1" calcext:value-type="float">
            <text:p>1</text:p>
          </table:table-cell>
          <table:table-cell table:formula="of:=([.H19]*0.45)+([.T19]*0.45)+([.AF19]*0.1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AVERAGE([.J19];[.L19];[.N19];[.P19];[.R19])" office:value-type="percentage" office:value="0" calcext:value-type="percentage">
            <text:p>0,00%</text:p>
          </table:table-cell>
          <table:table-cell table:formula="of:=[Technical.G19]" office:value-type="float" office:value="1" calcext:value-type="float">
            <text:p>1</text:p>
          </table:table-cell>
          <table:table-cell table:formula="of:=[Technical.H19]" office:value-type="percentage" office:value="0" calcext:value-type="percentage">
            <text:p>0,00%</text:p>
          </table:table-cell>
          <table:table-cell table:formula="of:=[Technical.M19]" office:value-type="float" office:value="1" calcext:value-type="float">
            <text:p>1</text:p>
          </table:table-cell>
          <table:table-cell table:formula="of:=[Technical.N19]" office:value-type="percentage" office:value="0" calcext:value-type="percentage">
            <text:p>0,00%</text:p>
          </table:table-cell>
          <table:table-cell table:formula="of:=[Technical.S19]" office:value-type="float" office:value="1" calcext:value-type="float">
            <text:p>1</text:p>
          </table:table-cell>
          <table:table-cell table:formula="of:=[Technical.T19]" office:value-type="percentage" office:value="0" calcext:value-type="percentage">
            <text:p>0,00%</text:p>
          </table:table-cell>
          <table:table-cell table:formula="of:=[Technical.Y19]" office:value-type="float" office:value="1" calcext:value-type="float">
            <text:p>1</text:p>
          </table:table-cell>
          <table:table-cell table:formula="of:=[Technical.Z19]" office:value-type="percentage" office:value="0" calcext:value-type="percentage">
            <text:p>0,00%</text:p>
          </table:table-cell>
          <table:table-cell table:formula="of:=[Technical.AE19]" office:value-type="float" office:value="1" calcext:value-type="float">
            <text:p>1</text:p>
          </table:table-cell>
          <table:table-cell table:formula="of:=[Technical.AF19]" office:value-type="percentage" office:value="0" calcext:value-type="percentage">
            <text:p>0,00%</text:p>
          </table:table-cell>
          <table:table-cell table:formula="of:=RANK([.T19];[.T$4:.T$23])" office:value-type="float" office:value="1" calcext:value-type="float">
            <text:p>1</text:p>
          </table:table-cell>
          <table:table-cell table:formula="of:=AVERAGE([.V19];[.X19];[.Z19];[.AB19];[.AD19])" office:value-type="percentage" office:value="0" calcext:value-type="percentage">
            <text:p>0,00%</text:p>
          </table:table-cell>
          <table:table-cell table:formula="of:=[Performance.G19]" office:value-type="float" office:value="1" calcext:value-type="float">
            <text:p>1</text:p>
          </table:table-cell>
          <table:table-cell table:formula="of:=[Performance.H19]" office:value-type="percentage" office:value="0" calcext:value-type="percentage">
            <text:p>0,00%</text:p>
          </table:table-cell>
          <table:table-cell table:formula="of:=[Performance.M19]" office:value-type="float" office:value="1" calcext:value-type="float">
            <text:p>1</text:p>
          </table:table-cell>
          <table:table-cell table:formula="of:=[Performance.N19]" office:value-type="percentage" office:value="0" calcext:value-type="percentage">
            <text:p>0,00%</text:p>
          </table:table-cell>
          <table:table-cell table:formula="of:=[Performance.S19]" office:value-type="float" office:value="1" calcext:value-type="float">
            <text:p>1</text:p>
          </table:table-cell>
          <table:table-cell table:formula="of:=[Performance.T19]" office:value-type="percentage" office:value="0" calcext:value-type="percentage">
            <text:p>0,00%</text:p>
          </table:table-cell>
          <table:table-cell table:formula="of:=[Performance.Y19]" office:value-type="float" office:value="1" calcext:value-type="float">
            <text:p>1</text:p>
          </table:table-cell>
          <table:table-cell table:formula="of:=[Performance.Z19]" office:value-type="percentage" office:value="0" calcext:value-type="percentage">
            <text:p>0,00%</text:p>
          </table:table-cell>
          <table:table-cell table:formula="of:=[Performance.AE19]" office:value-type="float" office:value="1" calcext:value-type="float">
            <text:p>1</text:p>
          </table:table-cell>
          <table:table-cell table:formula="of:=[Performance.AF19]" office:value-type="percentage" office:value="0" calcext:value-type="percentage">
            <text:p>0,00%</text:p>
          </table:table-cell>
          <table:table-cell table:formula="of:=RANK([.AF19];[.AF$4:.AF$23])" office:value-type="float" office:value="1" calcext:value-type="float">
            <text:p>1</text:p>
          </table:table-cell>
          <table:table-cell table:formula="of:=AVERAGE([.AH19];[.AJ19])" office:value-type="percentage" office:value="0" calcext:value-type="percentage">
            <text:p>0,00%</text:p>
          </table:table-cell>
          <table:table-cell table:formula="of:=[Dismount.G19]" office:value-type="float" office:value="1" calcext:value-type="float">
            <text:p>1</text:p>
          </table:table-cell>
          <table:table-cell table:formula="of:=[Dismount.H19]" office:value-type="percentage" office:value="0" calcext:value-type="percentage">
            <text:p>0,00%</text:p>
          </table:table-cell>
          <table:table-cell table:formula="of:=[Dismount.M19]" office:value-type="float" office:value="1" calcext:value-type="float">
            <text:p>1</text:p>
          </table:table-cell>
          <table:table-cell table:formula="of:=[Dismount.N19]" office:value-type="percentage" office:value="0" calcext:value-type="percentage">
            <text:p>0,00%</text:p>
          </table:table-cell>
          <table:table-cell table:formula="of:=[Dismount.S19]" office:value-type="float" office:value="1" calcext:value-type="float">
            <text:p>1</text:p>
          </table:table-cell>
          <table:table-cell table:formula="of:=[Dismount.T19]" office:value-type="percentage" office:value="0" calcext:value-type="percentage">
            <text:p>0,00%</text:p>
          </table:table-cell>
          <table:table-cell table:formula="of:=[Dismount.Y19]" office:value-type="float" office:value="1" calcext:value-type="float">
            <text:p>1</text:p>
          </table:table-cell>
          <table:table-cell table:formula="of:=[Dismount.Z1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0];[.F$4:.F$23])" office:value-type="float" office:value="1" calcext:value-type="float">
            <text:p>1</text:p>
          </table:table-cell>
          <table:table-cell table:formula="of:=([.H20]*0.45)+([.T20]*0.45)+([.AF20]*0.1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AVERAGE([.J20];[.L20];[.N20];[.P20];[.R20])" office:value-type="percentage" office:value="0" calcext:value-type="percentage">
            <text:p>0,00%</text:p>
          </table:table-cell>
          <table:table-cell table:formula="of:=[Technical.G20]" office:value-type="float" office:value="1" calcext:value-type="float">
            <text:p>1</text:p>
          </table:table-cell>
          <table:table-cell table:formula="of:=[Technical.H20]" office:value-type="percentage" office:value="0" calcext:value-type="percentage">
            <text:p>0,00%</text:p>
          </table:table-cell>
          <table:table-cell table:formula="of:=[Technical.M20]" office:value-type="float" office:value="1" calcext:value-type="float">
            <text:p>1</text:p>
          </table:table-cell>
          <table:table-cell table:formula="of:=[Technical.N20]" office:value-type="percentage" office:value="0" calcext:value-type="percentage">
            <text:p>0,00%</text:p>
          </table:table-cell>
          <table:table-cell table:formula="of:=[Technical.S20]" office:value-type="float" office:value="1" calcext:value-type="float">
            <text:p>1</text:p>
          </table:table-cell>
          <table:table-cell table:formula="of:=[Technical.T20]" office:value-type="percentage" office:value="0" calcext:value-type="percentage">
            <text:p>0,00%</text:p>
          </table:table-cell>
          <table:table-cell table:formula="of:=[Technical.Y20]" office:value-type="float" office:value="1" calcext:value-type="float">
            <text:p>1</text:p>
          </table:table-cell>
          <table:table-cell table:formula="of:=[Technical.Z20]" office:value-type="percentage" office:value="0" calcext:value-type="percentage">
            <text:p>0,00%</text:p>
          </table:table-cell>
          <table:table-cell table:formula="of:=[Technical.AE20]" office:value-type="float" office:value="1" calcext:value-type="float">
            <text:p>1</text:p>
          </table:table-cell>
          <table:table-cell table:formula="of:=[Technical.AF20]" office:value-type="percentage" office:value="0" calcext:value-type="percentage">
            <text:p>0,00%</text:p>
          </table:table-cell>
          <table:table-cell table:formula="of:=RANK([.T20];[.T$4:.T$23])" office:value-type="float" office:value="1" calcext:value-type="float">
            <text:p>1</text:p>
          </table:table-cell>
          <table:table-cell table:formula="of:=AVERAGE([.V20];[.X20];[.Z20];[.AB20];[.AD20])" office:value-type="percentage" office:value="0" calcext:value-type="percentage">
            <text:p>0,00%</text:p>
          </table:table-cell>
          <table:table-cell table:formula="of:=[Performance.G20]" office:value-type="float" office:value="1" calcext:value-type="float">
            <text:p>1</text:p>
          </table:table-cell>
          <table:table-cell table:formula="of:=[Performance.H20]" office:value-type="percentage" office:value="0" calcext:value-type="percentage">
            <text:p>0,00%</text:p>
          </table:table-cell>
          <table:table-cell table:formula="of:=[Performance.M20]" office:value-type="float" office:value="1" calcext:value-type="float">
            <text:p>1</text:p>
          </table:table-cell>
          <table:table-cell table:formula="of:=[Performance.N20]" office:value-type="percentage" office:value="0" calcext:value-type="percentage">
            <text:p>0,00%</text:p>
          </table:table-cell>
          <table:table-cell table:formula="of:=[Performance.S20]" office:value-type="float" office:value="1" calcext:value-type="float">
            <text:p>1</text:p>
          </table:table-cell>
          <table:table-cell table:formula="of:=[Performance.T20]" office:value-type="percentage" office:value="0" calcext:value-type="percentage">
            <text:p>0,00%</text:p>
          </table:table-cell>
          <table:table-cell table:formula="of:=[Performance.Y20]" office:value-type="float" office:value="1" calcext:value-type="float">
            <text:p>1</text:p>
          </table:table-cell>
          <table:table-cell table:formula="of:=[Performance.Z20]" office:value-type="percentage" office:value="0" calcext:value-type="percentage">
            <text:p>0,00%</text:p>
          </table:table-cell>
          <table:table-cell table:formula="of:=[Performance.AE20]" office:value-type="float" office:value="1" calcext:value-type="float">
            <text:p>1</text:p>
          </table:table-cell>
          <table:table-cell table:formula="of:=[Performance.AF20]" office:value-type="percentage" office:value="0" calcext:value-type="percentage">
            <text:p>0,00%</text:p>
          </table:table-cell>
          <table:table-cell table:formula="of:=RANK([.AF20];[.AF$4:.AF$23])" office:value-type="float" office:value="1" calcext:value-type="float">
            <text:p>1</text:p>
          </table:table-cell>
          <table:table-cell table:formula="of:=AVERAGE([.AH20];[.AJ20])" office:value-type="percentage" office:value="0" calcext:value-type="percentage">
            <text:p>0,00%</text:p>
          </table:table-cell>
          <table:table-cell table:formula="of:=[Dismount.G20]" office:value-type="float" office:value="1" calcext:value-type="float">
            <text:p>1</text:p>
          </table:table-cell>
          <table:table-cell table:formula="of:=[Dismount.H20]" office:value-type="percentage" office:value="0" calcext:value-type="percentage">
            <text:p>0,00%</text:p>
          </table:table-cell>
          <table:table-cell table:formula="of:=[Dismount.M20]" office:value-type="float" office:value="1" calcext:value-type="float">
            <text:p>1</text:p>
          </table:table-cell>
          <table:table-cell table:formula="of:=[Dismount.N20]" office:value-type="percentage" office:value="0" calcext:value-type="percentage">
            <text:p>0,00%</text:p>
          </table:table-cell>
          <table:table-cell table:formula="of:=[Dismount.S20]" office:value-type="float" office:value="1" calcext:value-type="float">
            <text:p>1</text:p>
          </table:table-cell>
          <table:table-cell table:formula="of:=[Dismount.T20]" office:value-type="percentage" office:value="0" calcext:value-type="percentage">
            <text:p>0,00%</text:p>
          </table:table-cell>
          <table:table-cell table:formula="of:=[Dismount.Y20]" office:value-type="float" office:value="1" calcext:value-type="float">
            <text:p>1</text:p>
          </table:table-cell>
          <table:table-cell table:formula="of:=[Dismount.Z2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1];[.F$4:.F$23])" office:value-type="float" office:value="1" calcext:value-type="float">
            <text:p>1</text:p>
          </table:table-cell>
          <table:table-cell table:formula="of:=([.H21]*0.45)+([.T21]*0.45)+([.AF21]*0.1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AVERAGE([.J21];[.L21];[.N21];[.P21];[.R21])" office:value-type="percentage" office:value="0" calcext:value-type="percentage">
            <text:p>0,00%</text:p>
          </table:table-cell>
          <table:table-cell table:formula="of:=[Technical.G21]" office:value-type="float" office:value="1" calcext:value-type="float">
            <text:p>1</text:p>
          </table:table-cell>
          <table:table-cell table:formula="of:=[Technical.H21]" office:value-type="percentage" office:value="0" calcext:value-type="percentage">
            <text:p>0,00%</text:p>
          </table:table-cell>
          <table:table-cell table:formula="of:=[Technical.M21]" office:value-type="float" office:value="1" calcext:value-type="float">
            <text:p>1</text:p>
          </table:table-cell>
          <table:table-cell table:formula="of:=[Technical.N21]" office:value-type="percentage" office:value="0" calcext:value-type="percentage">
            <text:p>0,00%</text:p>
          </table:table-cell>
          <table:table-cell table:formula="of:=[Technical.S21]" office:value-type="float" office:value="1" calcext:value-type="float">
            <text:p>1</text:p>
          </table:table-cell>
          <table:table-cell table:formula="of:=[Technical.T21]" office:value-type="percentage" office:value="0" calcext:value-type="percentage">
            <text:p>0,00%</text:p>
          </table:table-cell>
          <table:table-cell table:formula="of:=[Technical.Y21]" office:value-type="float" office:value="1" calcext:value-type="float">
            <text:p>1</text:p>
          </table:table-cell>
          <table:table-cell table:formula="of:=[Technical.Z21]" office:value-type="percentage" office:value="0" calcext:value-type="percentage">
            <text:p>0,00%</text:p>
          </table:table-cell>
          <table:table-cell table:formula="of:=[Technical.AE21]" office:value-type="float" office:value="1" calcext:value-type="float">
            <text:p>1</text:p>
          </table:table-cell>
          <table:table-cell table:formula="of:=[Technical.AF21]" office:value-type="percentage" office:value="0" calcext:value-type="percentage">
            <text:p>0,00%</text:p>
          </table:table-cell>
          <table:table-cell table:formula="of:=RANK([.T21];[.T$4:.T$23])" office:value-type="float" office:value="1" calcext:value-type="float">
            <text:p>1</text:p>
          </table:table-cell>
          <table:table-cell table:formula="of:=AVERAGE([.V21];[.X21];[.Z21];[.AB21];[.AD21])" office:value-type="percentage" office:value="0" calcext:value-type="percentage">
            <text:p>0,00%</text:p>
          </table:table-cell>
          <table:table-cell table:formula="of:=[Performance.G21]" office:value-type="float" office:value="1" calcext:value-type="float">
            <text:p>1</text:p>
          </table:table-cell>
          <table:table-cell table:formula="of:=[Performance.H21]" office:value-type="percentage" office:value="0" calcext:value-type="percentage">
            <text:p>0,00%</text:p>
          </table:table-cell>
          <table:table-cell table:formula="of:=[Performance.M21]" office:value-type="float" office:value="1" calcext:value-type="float">
            <text:p>1</text:p>
          </table:table-cell>
          <table:table-cell table:formula="of:=[Performance.N21]" office:value-type="percentage" office:value="0" calcext:value-type="percentage">
            <text:p>0,00%</text:p>
          </table:table-cell>
          <table:table-cell table:formula="of:=[Performance.S21]" office:value-type="float" office:value="1" calcext:value-type="float">
            <text:p>1</text:p>
          </table:table-cell>
          <table:table-cell table:formula="of:=[Performance.T21]" office:value-type="percentage" office:value="0" calcext:value-type="percentage">
            <text:p>0,00%</text:p>
          </table:table-cell>
          <table:table-cell table:formula="of:=[Performance.Y21]" office:value-type="float" office:value="1" calcext:value-type="float">
            <text:p>1</text:p>
          </table:table-cell>
          <table:table-cell table:formula="of:=[Performance.Z21]" office:value-type="percentage" office:value="0" calcext:value-type="percentage">
            <text:p>0,00%</text:p>
          </table:table-cell>
          <table:table-cell table:formula="of:=[Performance.AE21]" office:value-type="float" office:value="1" calcext:value-type="float">
            <text:p>1</text:p>
          </table:table-cell>
          <table:table-cell table:formula="of:=[Performance.AF21]" office:value-type="percentage" office:value="0" calcext:value-type="percentage">
            <text:p>0,00%</text:p>
          </table:table-cell>
          <table:table-cell table:formula="of:=RANK([.AF21];[.AF$4:.AF$23])" office:value-type="float" office:value="1" calcext:value-type="float">
            <text:p>1</text:p>
          </table:table-cell>
          <table:table-cell table:formula="of:=AVERAGE([.AH21];[.AJ21])" office:value-type="percentage" office:value="0" calcext:value-type="percentage">
            <text:p>0,00%</text:p>
          </table:table-cell>
          <table:table-cell table:formula="of:=[Dismount.G21]" office:value-type="float" office:value="1" calcext:value-type="float">
            <text:p>1</text:p>
          </table:table-cell>
          <table:table-cell table:formula="of:=[Dismount.H21]" office:value-type="percentage" office:value="0" calcext:value-type="percentage">
            <text:p>0,00%</text:p>
          </table:table-cell>
          <table:table-cell table:formula="of:=[Dismount.M21]" office:value-type="float" office:value="1" calcext:value-type="float">
            <text:p>1</text:p>
          </table:table-cell>
          <table:table-cell table:formula="of:=[Dismount.N21]" office:value-type="percentage" office:value="0" calcext:value-type="percentage">
            <text:p>0,00%</text:p>
          </table:table-cell>
          <table:table-cell table:formula="of:=[Dismount.S21]" office:value-type="float" office:value="1" calcext:value-type="float">
            <text:p>1</text:p>
          </table:table-cell>
          <table:table-cell table:formula="of:=[Dismount.T21]" office:value-type="percentage" office:value="0" calcext:value-type="percentage">
            <text:p>0,00%</text:p>
          </table:table-cell>
          <table:table-cell table:formula="of:=[Dismount.Y21]" office:value-type="float" office:value="1" calcext:value-type="float">
            <text:p>1</text:p>
          </table:table-cell>
          <table:table-cell table:formula="of:=[Dismount.Z2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2];[.F$4:.F$23])" office:value-type="float" office:value="1" calcext:value-type="float">
            <text:p>1</text:p>
          </table:table-cell>
          <table:table-cell table:formula="of:=([.H22]*0.45)+([.T22]*0.45)+([.AF22]*0.1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AVERAGE([.J22];[.L22];[.N22];[.P22];[.R22])" office:value-type="percentage" office:value="0" calcext:value-type="percentage">
            <text:p>0,00%</text:p>
          </table:table-cell>
          <table:table-cell table:formula="of:=[Technical.G22]" office:value-type="float" office:value="1" calcext:value-type="float">
            <text:p>1</text:p>
          </table:table-cell>
          <table:table-cell table:formula="of:=[Technical.H22]" office:value-type="percentage" office:value="0" calcext:value-type="percentage">
            <text:p>0,00%</text:p>
          </table:table-cell>
          <table:table-cell table:formula="of:=[Technical.M22]" office:value-type="float" office:value="1" calcext:value-type="float">
            <text:p>1</text:p>
          </table:table-cell>
          <table:table-cell table:formula="of:=[Technical.N22]" office:value-type="percentage" office:value="0" calcext:value-type="percentage">
            <text:p>0,00%</text:p>
          </table:table-cell>
          <table:table-cell table:formula="of:=[Technical.S22]" office:value-type="float" office:value="1" calcext:value-type="float">
            <text:p>1</text:p>
          </table:table-cell>
          <table:table-cell table:formula="of:=[Technical.T22]" office:value-type="percentage" office:value="0" calcext:value-type="percentage">
            <text:p>0,00%</text:p>
          </table:table-cell>
          <table:table-cell table:formula="of:=[Technical.Y22]" office:value-type="float" office:value="1" calcext:value-type="float">
            <text:p>1</text:p>
          </table:table-cell>
          <table:table-cell table:formula="of:=[Technical.Z22]" office:value-type="percentage" office:value="0" calcext:value-type="percentage">
            <text:p>0,00%</text:p>
          </table:table-cell>
          <table:table-cell table:formula="of:=[Technical.AE22]" office:value-type="float" office:value="1" calcext:value-type="float">
            <text:p>1</text:p>
          </table:table-cell>
          <table:table-cell table:formula="of:=[Technical.AF22]" office:value-type="percentage" office:value="0" calcext:value-type="percentage">
            <text:p>0,00%</text:p>
          </table:table-cell>
          <table:table-cell table:formula="of:=RANK([.T22];[.T$4:.T$23])" office:value-type="float" office:value="1" calcext:value-type="float">
            <text:p>1</text:p>
          </table:table-cell>
          <table:table-cell table:formula="of:=AVERAGE([.V22];[.X22];[.Z22];[.AB22];[.AD22])" office:value-type="percentage" office:value="0" calcext:value-type="percentage">
            <text:p>0,00%</text:p>
          </table:table-cell>
          <table:table-cell table:formula="of:=[Performance.G22]" office:value-type="float" office:value="1" calcext:value-type="float">
            <text:p>1</text:p>
          </table:table-cell>
          <table:table-cell table:formula="of:=[Performance.H22]" office:value-type="percentage" office:value="0" calcext:value-type="percentage">
            <text:p>0,00%</text:p>
          </table:table-cell>
          <table:table-cell table:formula="of:=[Performance.M22]" office:value-type="float" office:value="1" calcext:value-type="float">
            <text:p>1</text:p>
          </table:table-cell>
          <table:table-cell table:formula="of:=[Performance.N22]" office:value-type="percentage" office:value="0" calcext:value-type="percentage">
            <text:p>0,00%</text:p>
          </table:table-cell>
          <table:table-cell table:formula="of:=[Performance.S22]" office:value-type="float" office:value="1" calcext:value-type="float">
            <text:p>1</text:p>
          </table:table-cell>
          <table:table-cell table:formula="of:=[Performance.T22]" office:value-type="percentage" office:value="0" calcext:value-type="percentage">
            <text:p>0,00%</text:p>
          </table:table-cell>
          <table:table-cell table:formula="of:=[Performance.Y22]" office:value-type="float" office:value="1" calcext:value-type="float">
            <text:p>1</text:p>
          </table:table-cell>
          <table:table-cell table:formula="of:=[Performance.Z22]" office:value-type="percentage" office:value="0" calcext:value-type="percentage">
            <text:p>0,00%</text:p>
          </table:table-cell>
          <table:table-cell table:formula="of:=[Performance.AE22]" office:value-type="float" office:value="1" calcext:value-type="float">
            <text:p>1</text:p>
          </table:table-cell>
          <table:table-cell table:formula="of:=[Performance.AF22]" office:value-type="percentage" office:value="0" calcext:value-type="percentage">
            <text:p>0,00%</text:p>
          </table:table-cell>
          <table:table-cell table:formula="of:=RANK([.AF22];[.AF$4:.AF$23])" office:value-type="float" office:value="1" calcext:value-type="float">
            <text:p>1</text:p>
          </table:table-cell>
          <table:table-cell table:formula="of:=AVERAGE([.AH22];[.AJ22])" office:value-type="percentage" office:value="0" calcext:value-type="percentage">
            <text:p>0,00%</text:p>
          </table:table-cell>
          <table:table-cell table:formula="of:=[Dismount.G22]" office:value-type="float" office:value="1" calcext:value-type="float">
            <text:p>1</text:p>
          </table:table-cell>
          <table:table-cell table:formula="of:=[Dismount.H22]" office:value-type="percentage" office:value="0" calcext:value-type="percentage">
            <text:p>0,00%</text:p>
          </table:table-cell>
          <table:table-cell table:formula="of:=[Dismount.M22]" office:value-type="float" office:value="1" calcext:value-type="float">
            <text:p>1</text:p>
          </table:table-cell>
          <table:table-cell table:formula="of:=[Dismount.N22]" office:value-type="percentage" office:value="0" calcext:value-type="percentage">
            <text:p>0,00%</text:p>
          </table:table-cell>
          <table:table-cell table:formula="of:=[Dismount.S22]" office:value-type="float" office:value="1" calcext:value-type="float">
            <text:p>1</text:p>
          </table:table-cell>
          <table:table-cell table:formula="of:=[Dismount.T22]" office:value-type="percentage" office:value="0" calcext:value-type="percentage">
            <text:p>0,00%</text:p>
          </table:table-cell>
          <table:table-cell table:formula="of:=[Dismount.Y22]" office:value-type="float" office:value="1" calcext:value-type="float">
            <text:p>1</text:p>
          </table:table-cell>
          <table:table-cell table:formula="of:=[Dismount.Z22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3];[.F$4:.F$23])" office:value-type="float" office:value="1" calcext:value-type="float">
            <text:p>1</text:p>
          </table:table-cell>
          <table:table-cell table:formula="of:=([.H23]*0.45)+([.T23]*0.45)+([.AF23]*0.1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AVERAGE([.J23];[.L23];[.N23];[.P23];[.R23])" office:value-type="percentage" office:value="0" calcext:value-type="percentage">
            <text:p>0,00%</text:p>
          </table:table-cell>
          <table:table-cell table:formula="of:=[Technical.G23]" office:value-type="float" office:value="1" calcext:value-type="float">
            <text:p>1</text:p>
          </table:table-cell>
          <table:table-cell table:formula="of:=[Technical.H23]" office:value-type="percentage" office:value="0" calcext:value-type="percentage">
            <text:p>0,00%</text:p>
          </table:table-cell>
          <table:table-cell table:formula="of:=[Technical.M23]" office:value-type="float" office:value="1" calcext:value-type="float">
            <text:p>1</text:p>
          </table:table-cell>
          <table:table-cell table:formula="of:=[Technical.N23]" office:value-type="percentage" office:value="0" calcext:value-type="percentage">
            <text:p>0,00%</text:p>
          </table:table-cell>
          <table:table-cell table:formula="of:=[Technical.S23]" office:value-type="float" office:value="1" calcext:value-type="float">
            <text:p>1</text:p>
          </table:table-cell>
          <table:table-cell table:formula="of:=[Technical.T23]" office:value-type="percentage" office:value="0" calcext:value-type="percentage">
            <text:p>0,00%</text:p>
          </table:table-cell>
          <table:table-cell table:formula="of:=[Technical.Y23]" office:value-type="float" office:value="1" calcext:value-type="float">
            <text:p>1</text:p>
          </table:table-cell>
          <table:table-cell table:formula="of:=[Technical.Z23]" office:value-type="percentage" office:value="0" calcext:value-type="percentage">
            <text:p>0,00%</text:p>
          </table:table-cell>
          <table:table-cell table:formula="of:=[Technical.AE23]" office:value-type="float" office:value="1" calcext:value-type="float">
            <text:p>1</text:p>
          </table:table-cell>
          <table:table-cell table:formula="of:=[Technical.AF23]" office:value-type="percentage" office:value="0" calcext:value-type="percentage">
            <text:p>0,00%</text:p>
          </table:table-cell>
          <table:table-cell table:formula="of:=RANK([.T23];[.T$4:.T$23])" office:value-type="float" office:value="1" calcext:value-type="float">
            <text:p>1</text:p>
          </table:table-cell>
          <table:table-cell table:formula="of:=AVERAGE([.V23];[.X23];[.Z23];[.AB23];[.AD23])" office:value-type="percentage" office:value="0" calcext:value-type="percentage">
            <text:p>0,00%</text:p>
          </table:table-cell>
          <table:table-cell table:formula="of:=[Performance.G23]" office:value-type="float" office:value="1" calcext:value-type="float">
            <text:p>1</text:p>
          </table:table-cell>
          <table:table-cell table:formula="of:=[Performance.H23]" office:value-type="percentage" office:value="0" calcext:value-type="percentage">
            <text:p>0,00%</text:p>
          </table:table-cell>
          <table:table-cell table:formula="of:=[Performance.M23]" office:value-type="float" office:value="1" calcext:value-type="float">
            <text:p>1</text:p>
          </table:table-cell>
          <table:table-cell table:formula="of:=[Performance.N23]" office:value-type="percentage" office:value="0" calcext:value-type="percentage">
            <text:p>0,00%</text:p>
          </table:table-cell>
          <table:table-cell table:formula="of:=[Performance.S23]" office:value-type="float" office:value="1" calcext:value-type="float">
            <text:p>1</text:p>
          </table:table-cell>
          <table:table-cell table:formula="of:=[Performance.T23]" office:value-type="percentage" office:value="0" calcext:value-type="percentage">
            <text:p>0,00%</text:p>
          </table:table-cell>
          <table:table-cell table:formula="of:=[Performance.Y23]" office:value-type="float" office:value="1" calcext:value-type="float">
            <text:p>1</text:p>
          </table:table-cell>
          <table:table-cell table:formula="of:=[Performance.Z23]" office:value-type="percentage" office:value="0" calcext:value-type="percentage">
            <text:p>0,00%</text:p>
          </table:table-cell>
          <table:table-cell table:formula="of:=[Performance.AE23]" office:value-type="float" office:value="1" calcext:value-type="float">
            <text:p>1</text:p>
          </table:table-cell>
          <table:table-cell table:formula="of:=[Performance.AF23]" office:value-type="percentage" office:value="0" calcext:value-type="percentage">
            <text:p>0,00%</text:p>
          </table:table-cell>
          <table:table-cell table:formula="of:=RANK([.AF23];[.AF$4:.AF$23])" office:value-type="float" office:value="1" calcext:value-type="float">
            <text:p>1</text:p>
          </table:table-cell>
          <table:table-cell table:formula="of:=AVERAGE([.AH23];[.AJ23])" office:value-type="percentage" office:value="0" calcext:value-type="percentage">
            <text:p>0,00%</text:p>
          </table:table-cell>
          <table:table-cell table:formula="of:=[Dismount.G23]" office:value-type="float" office:value="1" calcext:value-type="float">
            <text:p>1</text:p>
          </table:table-cell>
          <table:table-cell table:formula="of:=[Dismount.H23]" office:value-type="percentage" office:value="0" calcext:value-type="percentage">
            <text:p>0,00%</text:p>
          </table:table-cell>
          <table:table-cell table:formula="of:=[Dismount.M23]" office:value-type="float" office:value="1" calcext:value-type="float">
            <text:p>1</text:p>
          </table:table-cell>
          <table:table-cell table:formula="of:=[Dismount.N23]" office:value-type="percentage" office:value="0" calcext:value-type="percentage">
            <text:p>0,00%</text:p>
          </table:table-cell>
          <table:table-cell table:formula="of:=[Dismount.S23]" office:value-type="float" office:value="1" calcext:value-type="float">
            <text:p>1</text:p>
          </table:table-cell>
          <table:table-cell table:formula="of:=[Dismount.T23]" office:value-type="percentage" office:value="0" calcext:value-type="percentage">
            <text:p>0,00%</text:p>
          </table:table-cell>
          <table:table-cell table:formula="of:=[Dismount.Y23]" office:value-type="float" office:value="1" calcext:value-type="float">
            <text:p>1</text:p>
          </table:table-cell>
          <table:table-cell table:formula="of:=[Dismount.Z23]" office:value-type="percentage" office:value="0" calcext:value-type="percentage">
            <text:p>0,00%</text:p>
          </table:table-cell>
        </table:table-row>
      </table:table>
      <table:table table:name="Technical" table:style-name="ta1" table:protected="true" table:protection-key="btWDPPNShuv4Zit7WUnw10K77D8=" table:protection-key-digest-algorithm="http://www.w3.org/2000/09/xmldsig#sha1" table:print-ranges="Technical.A1:Technical.AJ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6" table:default-cell-style-name="ce11"/>
        <table:table-column table:style-name="co7" table:visibility="collapse" table:default-cell-style-name="ce18"/>
        <table:table-column table:style-name="co8" table:number-columns-repeated="3" table:default-cell-style-name="ce20"/>
        <table:table-column table:style-name="co3" table:default-cell-style-name="ce9"/>
        <table:table-column table:style-name="co4" table:default-cell-style-name="ce11"/>
        <table:table-column table:style-name="co9" table:visibility="collapse" table:default-cell-style-name="ce18"/>
        <table:table-column table:style-name="co8" table:number-columns-repeated="3" table:default-cell-style-name="ce21"/>
        <table:table-column table:style-name="co3" table:default-cell-style-name="ce9"/>
        <table:table-column table:style-name="co4" table:default-cell-style-name="ce11"/>
        <table:table-column table:style-name="co10" table:visibility="collapse" table:default-cell-style-name="ce18"/>
        <table:table-column table:style-name="co8" table:number-columns-repeated="3" table:default-cell-style-name="ce22"/>
        <table:table-column table:style-name="co3" table:default-cell-style-name="ce9"/>
        <table:table-column table:style-name="co4" table:default-cell-style-name="ce11"/>
        <table:table-column table:style-name="co3" table:visibility="collapse" table:default-cell-style-name="ce18"/>
        <table:table-column table:style-name="co8" table:number-columns-repeated="3" table:default-cell-style-name="ce23"/>
        <table:table-column table:style-name="co3" table:default-cell-style-name="ce9"/>
        <table:table-column table:style-name="co4" table:default-cell-style-name="ce11"/>
        <table:table-column table:style-name="co11" table:visibility="collapse" table:default-cell-style-name="ce18"/>
        <table:table-column table:style-name="co8" table:number-columns-repeated="3" table:default-cell-style-name="ce24"/>
        <table:table-row table:style-name="ro3">
          <table:table-cell table:style-name="ce1" office:value-type="string" calcext:value-type="string" table:number-columns-spanned="36" table:number-rows-spanned="1">
            <text:p>Technic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Technical</text:p>
          </table:table-cell>
          <table:covered-table-cell table:number-columns-repeated="3" table:style-name="ce16"/>
          <table:table-cell table:style-name="ce7" office:value-type="string" calcext:value-type="string" table:number-columns-spanned="2" table:number-rows-spanned="1">
            <text:p>Score</text:p>
          </table:table-cell>
          <table:covered-table-cell table:style-name="ce10"/>
          <table:table-cell table:style-name="ce7" office:value-type="string" calcext:value-type="string" table:number-columns-spanned="6" table:number-rows-spanned="1">
            <text:p>T1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2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3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4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5</text:p>
          </table:table-cell>
          <table:covered-table-cell table:number-columns-repeated="5" table:style-name="ce10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 ([.J4]*0.25)+([.K4]*0.374)+([.L4]*0.375)" office:value-type="float" office:value="0" calcext:value-type="float">
            <text:p>0,0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 ([.P4]*0.25)+([.Q4]*0.374)+([.R4]*0.375)" office:value-type="float" office:value="0" calcext:value-type="float">
            <text:p>0,0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 ([.V4]*0.25)+([.W4]*0.374)+([.X4]*0.375)" office:value-type="float" office:value="0" calcext:value-type="float">
            <text:p>0,0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 ([.AB4]*0.25)+([.AC4]*0.374)+([.AD4]*0.375)" office:value-type="float" office:value="0" calcext:value-type="float">
            <text:p>0,0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 ([.AH4]*0.25)+([.AI4]*0.374)+([.AJ4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 ([.J5]*0.25)+([.K5]*0.374)+([.L5]*0.375)" office:value-type="float" office:value="0" calcext:value-type="float">
            <text:p>0,0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 ([.P5]*0.25)+([.Q5]*0.374)+([.R5]*0.375)" office:value-type="float" office:value="0" calcext:value-type="float">
            <text:p>0,0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 ([.V5]*0.25)+([.W5]*0.374)+([.X5]*0.375)" office:value-type="float" office:value="0" calcext:value-type="float">
            <text:p>0,0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 ([.AB5]*0.25)+([.AC5]*0.374)+([.AD5]*0.375)" office:value-type="float" office:value="0" calcext:value-type="float">
            <text:p>0,0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 ([.AH5]*0.25)+([.AI5]*0.374)+([.AJ5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 ([.J6]*0.25)+([.K6]*0.374)+([.L6]*0.375)" office:value-type="float" office:value="0" calcext:value-type="float">
            <text:p>0,0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 ([.P6]*0.25)+([.Q6]*0.374)+([.R6]*0.375)" office:value-type="float" office:value="0" calcext:value-type="float">
            <text:p>0,0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 ([.V6]*0.25)+([.W6]*0.374)+([.X6]*0.375)" office:value-type="float" office:value="0" calcext:value-type="float">
            <text:p>0,0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 ([.AB6]*0.25)+([.AC6]*0.374)+([.AD6]*0.375)" office:value-type="float" office:value="0" calcext:value-type="float">
            <text:p>0,0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 ([.AH6]*0.25)+([.AI6]*0.374)+([.AJ6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 ([.J7]*0.25)+([.K7]*0.374)+([.L7]*0.375)" office:value-type="float" office:value="0" calcext:value-type="float">
            <text:p>0,0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 ([.P7]*0.25)+([.Q7]*0.374)+([.R7]*0.375)" office:value-type="float" office:value="0" calcext:value-type="float">
            <text:p>0,0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 ([.V7]*0.25)+([.W7]*0.374)+([.X7]*0.375)" office:value-type="float" office:value="0" calcext:value-type="float">
            <text:p>0,0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 ([.AB7]*0.25)+([.AC7]*0.374)+([.AD7]*0.375)" office:value-type="float" office:value="0" calcext:value-type="float">
            <text:p>0,0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 ([.AH7]*0.25)+([.AI7]*0.374)+([.AJ7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 ([.J8]*0.25)+([.K8]*0.374)+([.L8]*0.375)" office:value-type="float" office:value="0" calcext:value-type="float">
            <text:p>0,0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 ([.P8]*0.25)+([.Q8]*0.374)+([.R8]*0.375)" office:value-type="float" office:value="0" calcext:value-type="float">
            <text:p>0,0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 ([.V8]*0.25)+([.W8]*0.374)+([.X8]*0.375)" office:value-type="float" office:value="0" calcext:value-type="float">
            <text:p>0,0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 ([.AB8]*0.25)+([.AC8]*0.374)+([.AD8]*0.375)" office:value-type="float" office:value="0" calcext:value-type="float">
            <text:p>0,0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 ([.AH8]*0.25)+([.AI8]*0.374)+([.AJ8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 ([.J9]*0.25)+([.K9]*0.374)+([.L9]*0.375)" office:value-type="float" office:value="0" calcext:value-type="float">
            <text:p>0,0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 ([.P9]*0.25)+([.Q9]*0.374)+([.R9]*0.375)" office:value-type="float" office:value="0" calcext:value-type="float">
            <text:p>0,0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 ([.V9]*0.25)+([.W9]*0.374)+([.X9]*0.375)" office:value-type="float" office:value="0" calcext:value-type="float">
            <text:p>0,0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 ([.AB9]*0.25)+([.AC9]*0.374)+([.AD9]*0.375)" office:value-type="float" office:value="0" calcext:value-type="float">
            <text:p>0,0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 ([.AH9]*0.25)+([.AI9]*0.374)+([.AJ9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 ([.J10]*0.25)+([.K10]*0.374)+([.L10]*0.375)" office:value-type="float" office:value="0" calcext:value-type="float">
            <text:p>0,0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 ([.P10]*0.25)+([.Q10]*0.374)+([.R10]*0.375)" office:value-type="float" office:value="0" calcext:value-type="float">
            <text:p>0,0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 ([.V10]*0.25)+([.W10]*0.374)+([.X10]*0.375)" office:value-type="float" office:value="0" calcext:value-type="float">
            <text:p>0,0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 ([.AB10]*0.25)+([.AC10]*0.374)+([.AD10]*0.375)" office:value-type="float" office:value="0" calcext:value-type="float">
            <text:p>0,0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 ([.AH10]*0.25)+([.AI10]*0.374)+([.AJ10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 ([.J11]*0.25)+([.K11]*0.374)+([.L11]*0.375)" office:value-type="float" office:value="0" calcext:value-type="float">
            <text:p>0,0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 ([.P11]*0.25)+([.Q11]*0.374)+([.R11]*0.375)" office:value-type="float" office:value="0" calcext:value-type="float">
            <text:p>0,0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 ([.V11]*0.25)+([.W11]*0.374)+([.X11]*0.375)" office:value-type="float" office:value="0" calcext:value-type="float">
            <text:p>0,0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 ([.AB11]*0.25)+([.AC11]*0.374)+([.AD11]*0.375)" office:value-type="float" office:value="0" calcext:value-type="float">
            <text:p>0,0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 ([.AH11]*0.25)+([.AI11]*0.374)+([.AJ11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 ([.J12]*0.25)+([.K12]*0.374)+([.L12]*0.375)" office:value-type="float" office:value="0" calcext:value-type="float">
            <text:p>0,0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 ([.P12]*0.25)+([.Q12]*0.374)+([.R12]*0.375)" office:value-type="float" office:value="0" calcext:value-type="float">
            <text:p>0,0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 ([.V12]*0.25)+([.W12]*0.374)+([.X12]*0.375)" office:value-type="float" office:value="0" calcext:value-type="float">
            <text:p>0,0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 ([.AB12]*0.25)+([.AC12]*0.374)+([.AD12]*0.375)" office:value-type="float" office:value="0" calcext:value-type="float">
            <text:p>0,0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 ([.AH12]*0.25)+([.AI12]*0.374)+([.AJ12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 ([.J13]*0.25)+([.K13]*0.374)+([.L13]*0.375)" office:value-type="float" office:value="0" calcext:value-type="float">
            <text:p>0,0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 ([.P13]*0.25)+([.Q13]*0.374)+([.R13]*0.375)" office:value-type="float" office:value="0" calcext:value-type="float">
            <text:p>0,0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 ([.V13]*0.25)+([.W13]*0.374)+([.X13]*0.375)" office:value-type="float" office:value="0" calcext:value-type="float">
            <text:p>0,0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 ([.AB13]*0.25)+([.AC13]*0.374)+([.AD13]*0.375)" office:value-type="float" office:value="0" calcext:value-type="float">
            <text:p>0,0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 ([.AH13]*0.25)+([.AI13]*0.374)+([.AJ13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 ([.J14]*0.25)+([.K14]*0.374)+([.L14]*0.375)" office:value-type="float" office:value="0" calcext:value-type="float">
            <text:p>0,0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 ([.P14]*0.25)+([.Q14]*0.374)+([.R14]*0.375)" office:value-type="float" office:value="0" calcext:value-type="float">
            <text:p>0,0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 ([.V14]*0.25)+([.W14]*0.374)+([.X14]*0.375)" office:value-type="float" office:value="0" calcext:value-type="float">
            <text:p>0,0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 ([.AB14]*0.25)+([.AC14]*0.374)+([.AD14]*0.375)" office:value-type="float" office:value="0" calcext:value-type="float">
            <text:p>0,0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 ([.AH14]*0.25)+([.AI14]*0.374)+([.AJ14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 ([.J15]*0.25)+([.K15]*0.374)+([.L15]*0.375)" office:value-type="float" office:value="0" calcext:value-type="float">
            <text:p>0,0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 ([.P15]*0.25)+([.Q15]*0.374)+([.R15]*0.375)" office:value-type="float" office:value="0" calcext:value-type="float">
            <text:p>0,0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 ([.V15]*0.25)+([.W15]*0.374)+([.X15]*0.375)" office:value-type="float" office:value="0" calcext:value-type="float">
            <text:p>0,0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 ([.AB15]*0.25)+([.AC15]*0.374)+([.AD15]*0.375)" office:value-type="float" office:value="0" calcext:value-type="float">
            <text:p>0,0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 ([.AH15]*0.25)+([.AI15]*0.374)+([.AJ15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 ([.J16]*0.25)+([.K16]*0.374)+([.L16]*0.375)" office:value-type="float" office:value="0" calcext:value-type="float">
            <text:p>0,0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 ([.P16]*0.25)+([.Q16]*0.374)+([.R16]*0.375)" office:value-type="float" office:value="0" calcext:value-type="float">
            <text:p>0,0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 ([.V16]*0.25)+([.W16]*0.374)+([.X16]*0.375)" office:value-type="float" office:value="0" calcext:value-type="float">
            <text:p>0,0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 ([.AB16]*0.25)+([.AC16]*0.374)+([.AD16]*0.375)" office:value-type="float" office:value="0" calcext:value-type="float">
            <text:p>0,0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 ([.AH16]*0.25)+([.AI16]*0.374)+([.AJ16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 ([.J17]*0.25)+([.K17]*0.374)+([.L17]*0.375)" office:value-type="float" office:value="0" calcext:value-type="float">
            <text:p>0,0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 ([.P17]*0.25)+([.Q17]*0.374)+([.R17]*0.375)" office:value-type="float" office:value="0" calcext:value-type="float">
            <text:p>0,0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 ([.V17]*0.25)+([.W17]*0.374)+([.X17]*0.375)" office:value-type="float" office:value="0" calcext:value-type="float">
            <text:p>0,0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 ([.AB17]*0.25)+([.AC17]*0.374)+([.AD17]*0.375)" office:value-type="float" office:value="0" calcext:value-type="float">
            <text:p>0,0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 ([.AH17]*0.25)+([.AI17]*0.374)+([.AJ17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 ([.J18]*0.25)+([.K18]*0.374)+([.L18]*0.375)" office:value-type="float" office:value="0" calcext:value-type="float">
            <text:p>0,0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 ([.P18]*0.25)+([.Q18]*0.374)+([.R18]*0.375)" office:value-type="float" office:value="0" calcext:value-type="float">
            <text:p>0,0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 ([.V18]*0.25)+([.W18]*0.374)+([.X18]*0.375)" office:value-type="float" office:value="0" calcext:value-type="float">
            <text:p>0,0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 ([.AB18]*0.25)+([.AC18]*0.374)+([.AD18]*0.375)" office:value-type="float" office:value="0" calcext:value-type="float">
            <text:p>0,0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 ([.AH18]*0.25)+([.AI18]*0.374)+([.AJ18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 ([.J19]*0.25)+([.K19]*0.374)+([.L19]*0.375)" office:value-type="float" office:value="0" calcext:value-type="float">
            <text:p>0,0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 ([.P19]*0.25)+([.Q19]*0.374)+([.R19]*0.375)" office:value-type="float" office:value="0" calcext:value-type="float">
            <text:p>0,0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 ([.V19]*0.25)+([.W19]*0.374)+([.X19]*0.375)" office:value-type="float" office:value="0" calcext:value-type="float">
            <text:p>0,0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 ([.AB19]*0.25)+([.AC19]*0.374)+([.AD19]*0.375)" office:value-type="float" office:value="0" calcext:value-type="float">
            <text:p>0,0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 ([.AH19]*0.25)+([.AI19]*0.374)+([.AJ19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 ([.J20]*0.25)+([.K20]*0.374)+([.L20]*0.375)" office:value-type="float" office:value="0" calcext:value-type="float">
            <text:p>0,0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 ([.P20]*0.25)+([.Q20]*0.374)+([.R20]*0.375)" office:value-type="float" office:value="0" calcext:value-type="float">
            <text:p>0,0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 ([.V20]*0.25)+([.W20]*0.374)+([.X20]*0.375)" office:value-type="float" office:value="0" calcext:value-type="float">
            <text:p>0,0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 ([.AB20]*0.25)+([.AC20]*0.374)+([.AD20]*0.375)" office:value-type="float" office:value="0" calcext:value-type="float">
            <text:p>0,0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 ([.AH20]*0.25)+([.AI20]*0.374)+([.AJ20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 ([.J21]*0.25)+([.K21]*0.374)+([.L21]*0.375)" office:value-type="float" office:value="0" calcext:value-type="float">
            <text:p>0,0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 ([.P21]*0.25)+([.Q21]*0.374)+([.R21]*0.375)" office:value-type="float" office:value="0" calcext:value-type="float">
            <text:p>0,0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 ([.V21]*0.25)+([.W21]*0.374)+([.X21]*0.375)" office:value-type="float" office:value="0" calcext:value-type="float">
            <text:p>0,0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 ([.AB21]*0.25)+([.AC21]*0.374)+([.AD21]*0.375)" office:value-type="float" office:value="0" calcext:value-type="float">
            <text:p>0,0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 ([.AH21]*0.25)+([.AI21]*0.374)+([.AJ21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 ([.J22]*0.25)+([.K22]*0.374)+([.L22]*0.375)" office:value-type="float" office:value="0" calcext:value-type="float">
            <text:p>0,0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 ([.P22]*0.25)+([.Q22]*0.374)+([.R22]*0.375)" office:value-type="float" office:value="0" calcext:value-type="float">
            <text:p>0,0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 ([.V22]*0.25)+([.W22]*0.374)+([.X22]*0.375)" office:value-type="float" office:value="0" calcext:value-type="float">
            <text:p>0,0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 ([.AB22]*0.25)+([.AC22]*0.374)+([.AD22]*0.375)" office:value-type="float" office:value="0" calcext:value-type="float">
            <text:p>0,0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 ([.AH22]*0.25)+([.AI22]*0.374)+([.AJ22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 ([.J23]*0.25)+([.K23]*0.374)+([.L23]*0.375)" office:value-type="float" office:value="0" calcext:value-type="float">
            <text:p>0,0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 ([.P23]*0.25)+([.Q23]*0.374)+([.R23]*0.375)" office:value-type="float" office:value="0" calcext:value-type="float">
            <text:p>0,0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 ([.V23]*0.25)+([.W23]*0.374)+([.X23]*0.375)" office:value-type="float" office:value="0" calcext:value-type="float">
            <text:p>0,0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 ([.AB23]*0.25)+([.AC23]*0.374)+([.AD23]*0.375)" office:value-type="float" office:value="0" calcext:value-type="float">
            <text:p>0,0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 ([.AH23]*0.25)+([.AI23]*0.374)+([.AJ23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style-name="Default" table:number-columns-repeated="8"/>
          <table:table-cell table:style-name="ce19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O4:.O23])&gt;0;SUM([.O4:.O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U4:.U23])&gt;0;SUM([.U4:.U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A4:.AA23])&gt;0;SUM([.AA4:.AA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G4:.AG23])&gt;0;SUM([.AG4:.AG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Technical.J4:Technical.L23">
            <calcext:condition calcext:apply-style-name="Error_Technical" calcext:value="not-between(0,15)" calcext:base-cell-address="Technical.J4"/>
          </calcext:conditional-format>
          <calcext:conditional-format calcext:target-range-address="Technical.P4:Technical.R23">
            <calcext:condition calcext:apply-style-name="Error_Technical" calcext:value="not-between(0,15)" calcext:base-cell-address="Technical.P4"/>
          </calcext:conditional-format>
          <calcext:conditional-format calcext:target-range-address="Technical.V4:Technical.X23">
            <calcext:condition calcext:apply-style-name="Error_Technical" calcext:value="not-between(0,15)" calcext:base-cell-address="Technical.V4"/>
          </calcext:conditional-format>
          <calcext:conditional-format calcext:target-range-address="Technical.AB4:Technical.AD23">
            <calcext:condition calcext:apply-style-name="Error_Technical" calcext:value="not-between(0,15)" calcext:base-cell-address="Technical.AB4"/>
          </calcext:conditional-format>
          <calcext:conditional-format calcext:target-range-address="Technical.AH4:Technical.AJ23">
            <calcext:condition calcext:apply-style-name="Error_Technical" calcext:value="not-between(0,15)" calcext:base-cell-address="Technical.AH4"/>
          </calcext:conditional-format>
        </calcext:conditional-formats>
      </table:table>
      <table:table table:name="Performance" table:style-name="ta1" table:protected="true" table:protection-key="btWDPPNShuv4Zit7WUnw10K77D8=" table:protection-key-digest-algorithm="http://www.w3.org/2000/09/xmldsig#sha1" table:print-ranges="Performance.A1:Performance.AJ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12" table:number-columns-repeated="3" table:default-cell-style-name="ce2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12" table:number-columns-repeated="3" table:default-cell-style-name="ce27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12" table:number-columns-repeated="3" table:default-cell-style-name="ce28"/>
        <table:table-column table:style-name="co3" table:default-cell-style-name="ce9"/>
        <table:table-column table:style-name="co4" table:default-cell-style-name="ce11"/>
        <table:table-column table:style-name="co13" table:visibility="collapse" table:default-cell-style-name="ce25"/>
        <table:table-column table:style-name="co12" table:number-columns-repeated="3" table:default-cell-style-name="ce29"/>
        <table:table-column table:style-name="co3" table:default-cell-style-name="ce9"/>
        <table:table-column table:style-name="co4" table:default-cell-style-name="ce11"/>
        <table:table-column table:style-name="co14" table:visibility="collapse" table:default-cell-style-name="ce25"/>
        <table:table-column table:style-name="co12" table:number-columns-repeated="3" table:default-cell-style-name="ce30"/>
        <table:table-row table:style-name="ro1">
          <table:table-cell table:style-name="ce1" office:value-type="string" calcext:value-type="string" table:number-columns-spanned="36" table:number-rows-spanned="1">
            <text:p>Performance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 table:style-name="ce16"/>
          <table:table-cell table:style-name="ce13" office:value-type="string" calcext:value-type="string" table:number-columns-spanned="2" table:number-rows-spanned="1">
            <text:p>Score</text:p>
          </table:table-cell>
          <table:covered-table-cell table:style-name="ce14"/>
          <table:table-cell table:style-name="ce13" office:value-type="string" calcext:value-type="string" table:number-columns-spanned="6" table:number-rows-spanned="1">
            <text:p>P1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2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3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4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5</text:p>
          </table:table-cell>
          <table:covered-table-cell table:number-columns-repeated="5" table:style-name="ce14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;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SUM([.J4:.L4])" office:value-type="float" office:value="0" calcext:value-type="float">
            <text:p>0,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SUM([.P4:.R4])" office:value-type="float" office:value="0" calcext:value-type="float">
            <text:p>0,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SUM([.V4:.X4])" office:value-type="float" office:value="0" calcext:value-type="float">
            <text:p>0,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SUM([.AB4:.AD4])" office:value-type="float" office:value="0" calcext:value-type="float">
            <text:p>0,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SUM([.AH4:.AJ4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;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SUM([.J5:.L5])" office:value-type="float" office:value="0" calcext:value-type="float">
            <text:p>0,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SUM([.P5:.R5])" office:value-type="float" office:value="0" calcext:value-type="float">
            <text:p>0,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SUM([.V5:.X5])" office:value-type="float" office:value="0" calcext:value-type="float">
            <text:p>0,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SUM([.AB5:.AD5])" office:value-type="float" office:value="0" calcext:value-type="float">
            <text:p>0,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SUM([.AH5:.AJ5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;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SUM([.J6:.L6])" office:value-type="float" office:value="0" calcext:value-type="float">
            <text:p>0,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SUM([.P6:.R6])" office:value-type="float" office:value="0" calcext:value-type="float">
            <text:p>0,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SUM([.V6:.X6])" office:value-type="float" office:value="0" calcext:value-type="float">
            <text:p>0,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SUM([.AB6:.AD6])" office:value-type="float" office:value="0" calcext:value-type="float">
            <text:p>0,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SUM([.AH6:.AJ6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;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SUM([.J7:.L7])" office:value-type="float" office:value="0" calcext:value-type="float">
            <text:p>0,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SUM([.P7:.R7])" office:value-type="float" office:value="0" calcext:value-type="float">
            <text:p>0,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SUM([.V7:.X7])" office:value-type="float" office:value="0" calcext:value-type="float">
            <text:p>0,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SUM([.AB7:.AD7])" office:value-type="float" office:value="0" calcext:value-type="float">
            <text:p>0,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SUM([.AH7:.AJ7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;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SUM([.J8:.L8])" office:value-type="float" office:value="0" calcext:value-type="float">
            <text:p>0,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SUM([.P8:.R8])" office:value-type="float" office:value="0" calcext:value-type="float">
            <text:p>0,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SUM([.V8:.X8])" office:value-type="float" office:value="0" calcext:value-type="float">
            <text:p>0,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SUM([.AB8:.AD8])" office:value-type="float" office:value="0" calcext:value-type="float">
            <text:p>0,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SUM([.AH8:.AJ8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;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SUM([.J9:.L9])" office:value-type="float" office:value="0" calcext:value-type="float">
            <text:p>0,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SUM([.P9:.R9])" office:value-type="float" office:value="0" calcext:value-type="float">
            <text:p>0,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SUM([.V9:.X9])" office:value-type="float" office:value="0" calcext:value-type="float">
            <text:p>0,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SUM([.AB9:.AD9])" office:value-type="float" office:value="0" calcext:value-type="float">
            <text:p>0,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SUM([.AH9:.AJ9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;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SUM([.J10:.L10])" office:value-type="float" office:value="0" calcext:value-type="float">
            <text:p>0,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SUM([.P10:.R10])" office:value-type="float" office:value="0" calcext:value-type="float">
            <text:p>0,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SUM([.V10:.X10])" office:value-type="float" office:value="0" calcext:value-type="float">
            <text:p>0,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SUM([.AB10:.AD10])" office:value-type="float" office:value="0" calcext:value-type="float">
            <text:p>0,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SUM([.AH10:.AJ10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;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SUM([.J11:.L11])" office:value-type="float" office:value="0" calcext:value-type="float">
            <text:p>0,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SUM([.P11:.R11])" office:value-type="float" office:value="0" calcext:value-type="float">
            <text:p>0,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SUM([.V11:.X11])" office:value-type="float" office:value="0" calcext:value-type="float">
            <text:p>0,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SUM([.AB11:.AD11])" office:value-type="float" office:value="0" calcext:value-type="float">
            <text:p>0,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SUM([.AH11:.AJ11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;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SUM([.J12:.L12])" office:value-type="float" office:value="0" calcext:value-type="float">
            <text:p>0,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SUM([.P12:.R12])" office:value-type="float" office:value="0" calcext:value-type="float">
            <text:p>0,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SUM([.V12:.X12])" office:value-type="float" office:value="0" calcext:value-type="float">
            <text:p>0,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SUM([.AB12:.AD12])" office:value-type="float" office:value="0" calcext:value-type="float">
            <text:p>0,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SUM([.AH12:.AJ12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;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SUM([.J13:.L13])" office:value-type="float" office:value="0" calcext:value-type="float">
            <text:p>0,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SUM([.P13:.R13])" office:value-type="float" office:value="0" calcext:value-type="float">
            <text:p>0,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SUM([.V13:.X13])" office:value-type="float" office:value="0" calcext:value-type="float">
            <text:p>0,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SUM([.AB13:.AD13])" office:value-type="float" office:value="0" calcext:value-type="float">
            <text:p>0,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SUM([.AH13:.AJ13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;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SUM([.J14:.L14])" office:value-type="float" office:value="0" calcext:value-type="float">
            <text:p>0,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SUM([.P14:.R14])" office:value-type="float" office:value="0" calcext:value-type="float">
            <text:p>0,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SUM([.V14:.X14])" office:value-type="float" office:value="0" calcext:value-type="float">
            <text:p>0,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SUM([.AB14:.AD14])" office:value-type="float" office:value="0" calcext:value-type="float">
            <text:p>0,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SUM([.AH14:.AJ14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;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SUM([.J15:.L15])" office:value-type="float" office:value="0" calcext:value-type="float">
            <text:p>0,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SUM([.P15:.R15])" office:value-type="float" office:value="0" calcext:value-type="float">
            <text:p>0,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SUM([.V15:.X15])" office:value-type="float" office:value="0" calcext:value-type="float">
            <text:p>0,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SUM([.AB15:.AD15])" office:value-type="float" office:value="0" calcext:value-type="float">
            <text:p>0,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SUM([.AH15:.AJ15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;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SUM([.J16:.L16])" office:value-type="float" office:value="0" calcext:value-type="float">
            <text:p>0,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SUM([.P16:.R16])" office:value-type="float" office:value="0" calcext:value-type="float">
            <text:p>0,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SUM([.V16:.X16])" office:value-type="float" office:value="0" calcext:value-type="float">
            <text:p>0,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SUM([.AB16:.AD16])" office:value-type="float" office:value="0" calcext:value-type="float">
            <text:p>0,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SUM([.AH16:.AJ16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;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SUM([.J17:.L17])" office:value-type="float" office:value="0" calcext:value-type="float">
            <text:p>0,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SUM([.P17:.R17])" office:value-type="float" office:value="0" calcext:value-type="float">
            <text:p>0,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SUM([.V17:.X17])" office:value-type="float" office:value="0" calcext:value-type="float">
            <text:p>0,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SUM([.AB17:.AD17])" office:value-type="float" office:value="0" calcext:value-type="float">
            <text:p>0,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SUM([.AH17:.AJ17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;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SUM([.J18:.L18])" office:value-type="float" office:value="0" calcext:value-type="float">
            <text:p>0,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SUM([.P18:.R18])" office:value-type="float" office:value="0" calcext:value-type="float">
            <text:p>0,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SUM([.V18:.X18])" office:value-type="float" office:value="0" calcext:value-type="float">
            <text:p>0,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SUM([.AB18:.AD18])" office:value-type="float" office:value="0" calcext:value-type="float">
            <text:p>0,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SUM([.AH18:.AJ18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;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SUM([.J19:.L19])" office:value-type="float" office:value="0" calcext:value-type="float">
            <text:p>0,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SUM([.P19:.R19])" office:value-type="float" office:value="0" calcext:value-type="float">
            <text:p>0,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SUM([.V19:.X19])" office:value-type="float" office:value="0" calcext:value-type="float">
            <text:p>0,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SUM([.AB19:.AD19])" office:value-type="float" office:value="0" calcext:value-type="float">
            <text:p>0,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SUM([.AH19:.AJ19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;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SUM([.J20:.L20])" office:value-type="float" office:value="0" calcext:value-type="float">
            <text:p>0,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SUM([.P20:.R20])" office:value-type="float" office:value="0" calcext:value-type="float">
            <text:p>0,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SUM([.V20:.X20])" office:value-type="float" office:value="0" calcext:value-type="float">
            <text:p>0,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SUM([.AB20:.AD20])" office:value-type="float" office:value="0" calcext:value-type="float">
            <text:p>0,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SUM([.AH20:.AJ20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;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SUM([.J21:.L21])" office:value-type="float" office:value="0" calcext:value-type="float">
            <text:p>0,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SUM([.P21:.R21])" office:value-type="float" office:value="0" calcext:value-type="float">
            <text:p>0,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SUM([.V21:.X21])" office:value-type="float" office:value="0" calcext:value-type="float">
            <text:p>0,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SUM([.AB21:.AD21])" office:value-type="float" office:value="0" calcext:value-type="float">
            <text:p>0,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SUM([.AH21:.AJ21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;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SUM([.J22:.L22])" office:value-type="float" office:value="0" calcext:value-type="float">
            <text:p>0,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SUM([.P22:.R22])" office:value-type="float" office:value="0" calcext:value-type="float">
            <text:p>0,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SUM([.V22:.X22])" office:value-type="float" office:value="0" calcext:value-type="float">
            <text:p>0,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SUM([.AB22:.AD22])" office:value-type="float" office:value="0" calcext:value-type="float">
            <text:p>0,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SUM([.AH22:.AJ22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;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SUM([.J23:.L23])" office:value-type="float" office:value="0" calcext:value-type="float">
            <text:p>0,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SUM([.P23:.R23])" office:value-type="float" office:value="0" calcext:value-type="float">
            <text:p>0,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SUM([.V23:.X23])" office:value-type="float" office:value="0" calcext:value-type="float">
            <text:p>0,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SUM([.AB23:.AD23])" office:value-type="float" office:value="0" calcext:value-type="float">
            <text:p>0,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SUM([.AH23:.AJ23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style-name="Default" table:number-columns-repeated="8"/>
          <table:table-cell table:style-name="Default" table:formula="of:=IF(SUM([.I$4:.I$23])&gt;0;SUM([.I$4:.I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O$4:.O$23])&gt;0;SUM([.O$4:.O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U$4:.U$23])&gt;0;SUM([.U$4:.U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AA$4:.AA$23])&gt;0;SUM([.AA$4:.AA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AG$4:.AG$23])&gt;0;SUM([.AG$4:.AG$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Performance.J4:Performance.L23">
            <calcext:condition calcext:apply-style-name="Error_Performance" calcext:value="not-between(0,10)" calcext:base-cell-address="Performance.J4"/>
          </calcext:conditional-format>
          <calcext:conditional-format calcext:target-range-address="Performance.P4:Performance.R23">
            <calcext:condition calcext:apply-style-name="Error_Performance" calcext:value="not-between(0,10)" calcext:base-cell-address="Performance.P4"/>
          </calcext:conditional-format>
          <calcext:conditional-format calcext:target-range-address="Performance.V4:Performance.X23">
            <calcext:condition calcext:apply-style-name="Error_Performance" calcext:value="not-between(0,10)" calcext:base-cell-address="Performance.V4"/>
          </calcext:conditional-format>
          <calcext:conditional-format calcext:target-range-address="Performance.AB4:Performance.AD23">
            <calcext:condition calcext:apply-style-name="Error_Performance" calcext:value="not-between(0,10)" calcext:base-cell-address="Performance.AB4"/>
          </calcext:conditional-format>
          <calcext:conditional-format calcext:target-range-address="Performance.AH4:Performance.AJ23">
            <calcext:condition calcext:apply-style-name="Error_Performance" calcext:value="not-between(0,10)" calcext:base-cell-address="Performance.AH4"/>
          </calcext:conditional-format>
        </calcext:conditional-formats>
      </table:table>
      <table:table table:name="Dismount" table:style-name="ta1" table:protected="true" table:protection-key="btWDPPNShuv4Zit7WUnw10K77D8=" table:protection-key-digest-algorithm="http://www.w3.org/2000/09/xmldsig#sha1" table:print-ranges="Dismount.A1:Dismount.AD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13" table:default-cell-style-name="ce25"/>
        <table:table-column table:style-name="co12" table:default-cell-style-name="ce31"/>
        <table:table-column table:style-name="co12" table:number-columns-repeated="2" table:default-cell-style-name="ce4"/>
        <table:table-column table:style-name="co3" table:default-cell-style-name="ce9"/>
        <table:table-column table:style-name="co4" table:default-cell-style-name="ce11"/>
        <table:table-column table:style-name="co13" table:default-cell-style-name="ce25"/>
        <table:table-column table:style-name="co12" table:default-cell-style-name="ce31"/>
        <table:table-column table:style-name="co12" table:number-columns-repeated="2" table:default-cell-style-name="ce4"/>
        <table:table-column table:style-name="co3" table:default-cell-style-name="ce9"/>
        <table:table-column table:style-name="co4" table:default-cell-style-name="ce11"/>
        <table:table-column table:style-name="co13" table:default-cell-style-name="ce25"/>
        <table:table-column table:style-name="co15" table:default-cell-style-name="ce31"/>
        <table:table-column table:style-name="co15" table:number-columns-repeated="2" table:default-cell-style-name="ce4"/>
        <table:table-column table:style-name="co3" table:default-cell-style-name="ce9"/>
        <table:table-column table:style-name="co4" table:default-cell-style-name="ce11"/>
        <table:table-column table:style-name="co13" table:default-cell-style-name="ce25"/>
        <table:table-column table:style-name="co15" table:default-cell-style-name="ce31"/>
        <table:table-column table:style-name="co15" table:number-columns-repeated="2" table:default-cell-style-name="ce4"/>
        <table:table-row table:style-name="ro1">
          <table:table-cell table:style-name="ce1" office:value-type="string" calcext:value-type="string" table:number-columns-spanned="30" table:number-rows-spanned="1">
            <text:p>Dismount Score</text:p>
          </table:table-cell>
          <table:covered-table-cell table:number-columns-repeated="29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Dismount</text:p>
          </table:table-cell>
          <table:covered-table-cell table:number-columns-repeated="3" table:style-name="ce16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44"/>
          <table:table-cell table:style-name="ce15" office:value-type="string" calcext:value-type="string" table:number-columns-spanned="6" table:number-rows-spanned="1">
            <text:p>F1</text:p>
          </table:table-cell>
          <table:covered-table-cell table:number-columns-repeated="5" table:style-name="ce44"/>
          <table:table-cell table:style-name="ce15" office:value-type="string" calcext:value-type="string" table:number-columns-spanned="6" table:number-rows-spanned="1">
            <text:p>F2</text:p>
          </table:table-cell>
          <table:covered-table-cell table:number-columns-repeated="5" table:style-name="ce44"/>
          <table:table-cell table:style-name="ce15" office:value-type="string" calcext:value-type="string" table:number-columns-spanned="6" table:number-rows-spanned="1">
            <text:p>F3</text:p>
          </table:table-cell>
          <table:covered-table-cell table:number-columns-repeated="5" table:style-name="ce44"/>
          <table:table-cell table:style-name="ce15" office:value-type="string" calcext:value-type="string" table:number-columns-spanned="6" table:number-rows-spanned="1">
            <text:p>F4</text:p>
          </table:table-cell>
          <table:covered-table-cell table:number-columns-repeated="5" table:style-name="ce44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Summe</text:p>
          </table:table-cell>
          <table:table-cell table:style-name="ce44" office:value-type="string" calcext:value-type="string">
            <text:p>Riders</text:p>
          </table:table-cell>
          <table:table-cell table:style-name="ce44" office:value-type="string" calcext:value-type="string">
            <text:p>Major</text:p>
          </table:table-cell>
          <table:table-cell table:style-name="ce44" office:value-type="string" calcext:value-type="string">
            <text:p>Minor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Summe</text:p>
          </table:table-cell>
          <table:table-cell table:style-name="ce44" office:value-type="string" calcext:value-type="string">
            <text:p>Riders</text:p>
          </table:table-cell>
          <table:table-cell table:style-name="ce44" office:value-type="string" calcext:value-type="string">
            <text:p>Major</text:p>
          </table:table-cell>
          <table:table-cell table:style-name="ce44" office:value-type="string" calcext:value-type="string">
            <text:p>Minor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Summe</text:p>
          </table:table-cell>
          <table:table-cell table:style-name="ce44" office:value-type="string" calcext:value-type="string">
            <text:p>Riders</text:p>
          </table:table-cell>
          <table:table-cell table:style-name="ce44" office:value-type="string" calcext:value-type="string">
            <text:p>Major</text:p>
          </table:table-cell>
          <table:table-cell table:style-name="ce44" office:value-type="string" calcext:value-type="string">
            <text:p>Minor</text:p>
          </table:table-cell>
          <table:table-cell table:style-name="ce44" office:value-type="string" calcext:value-type="string">
            <text:p>Pl.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Summe</text:p>
          </table:table-cell>
          <table:table-cell table:style-name="ce44" office:value-type="string" calcext:value-type="string">
            <text:p>Riders</text:p>
          </table:table-cell>
          <table:table-cell table:style-name="ce44" office:value-type="string" calcext:value-type="string">
            <text:p>Major</text:p>
          </table:table-cell>
          <table:table-cell table:style-name="ce44" office:value-type="string" calcext:value-type="string">
            <text:p>Minor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IF([.J4]=0;0;IF((10-([.K4]+(0.5*[.L4]))/([.J4]^(1/3)))&gt;0;(10-([.K4]+(0.5*[.L4]))/([.J4]^(1/3)));0))" office:value-type="float" office:value="0" calcext:value-type="float">
            <text:p>0,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IF([.P4]=0;0;IF((10-([.Q4]+(0.5*[.R4]))/([.P4]^(1/3)))&gt;0;(10-([.Q4]+(0.5*[.R4]))/([.P4]^(1/3)));0))" office:value-type="float" office:value="0" calcext:value-type="float">
            <text:p>0,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IF([.V4]=0;0;IF((10-([.W4]+(0.5*[.X4]))/([.V4]^(1/3)))&gt;0;(10-([.W4]+(0.5*[.X4]))/([.V4]^(1/3)));0))" office:value-type="float" office:value="0" calcext:value-type="float">
            <text:p>0,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IF([.AB4]=0;0;IF((10-([.AC4]+(0.5*[.AD4]))/([.AB4]^(1/3)))&gt;0;(10-([.AC4]+(0.5*[.AD4]))/([.AB4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IF([.J5]=0;0;IF((10-([.K5]+(0.5*[.L5]))/([.J5]^(1/3)))&gt;0;(10-([.K5]+(0.5*[.L5]))/([.J5]^(1/3)));0))" office:value-type="float" office:value="0" calcext:value-type="float">
            <text:p>0,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IF([.P5]=0;0;IF((10-([.Q5]+(0.5*[.R5]))/([.P5]^(1/3)))&gt;0;(10-([.Q5]+(0.5*[.R5]))/([.P5]^(1/3)));0))" office:value-type="float" office:value="0" calcext:value-type="float">
            <text:p>0,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IF([.V5]=0;0;IF((10-([.W5]+(0.5*[.X5]))/([.V5]^(1/3)))&gt;0;(10-([.W5]+(0.5*[.X5]))/([.V5]^(1/3)));0))" office:value-type="float" office:value="0" calcext:value-type="float">
            <text:p>0,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IF([.AB5]=0;0;IF((10-([.AC5]+(0.5*[.AD5]))/([.AB5]^(1/3)))&gt;0;(10-([.AC5]+(0.5*[.AD5]))/([.AB5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IF([.J6]=0;0;IF((10-([.K6]+(0.5*[.L6]))/([.J6]^(1/3)))&gt;0;(10-([.K6]+(0.5*[.L6]))/([.J6]^(1/3)));0))" office:value-type="float" office:value="0" calcext:value-type="float">
            <text:p>0,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IF([.P6]=0;0;IF((10-([.Q6]+(0.5*[.R6]))/([.P6]^(1/3)))&gt;0;(10-([.Q6]+(0.5*[.R6]))/([.P6]^(1/3)));0))" office:value-type="float" office:value="0" calcext:value-type="float">
            <text:p>0,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IF([.V6]=0;0;IF((10-([.W6]+(0.5*[.X6]))/([.V6]^(1/3)))&gt;0;(10-([.W6]+(0.5*[.X6]))/([.V6]^(1/3)));0))" office:value-type="float" office:value="0" calcext:value-type="float">
            <text:p>0,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IF([.AB6]=0;0;IF((10-([.AC6]+(0.5*[.AD6]))/([.AB6]^(1/3)))&gt;0;(10-([.AC6]+(0.5*[.AD6]))/([.AB6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IF([.J7]=0;0;IF((10-([.K7]+(0.5*[.L7]))/([.J7]^(1/3)))&gt;0;(10-([.K7]+(0.5*[.L7]))/([.J7]^(1/3)));0))" office:value-type="float" office:value="0" calcext:value-type="float">
            <text:p>0,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IF([.P7]=0;0;IF((10-([.Q7]+(0.5*[.R7]))/([.P7]^(1/3)))&gt;0;(10-([.Q7]+(0.5*[.R7]))/([.P7]^(1/3)));0))" office:value-type="float" office:value="0" calcext:value-type="float">
            <text:p>0,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IF([.V7]=0;0;IF((10-([.W7]+(0.5*[.X7]))/([.V7]^(1/3)))&gt;0;(10-([.W7]+(0.5*[.X7]))/([.V7]^(1/3)));0))" office:value-type="float" office:value="0" calcext:value-type="float">
            <text:p>0,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IF([.AB7]=0;0;IF((10-([.AC7]+(0.5*[.AD7]))/([.AB7]^(1/3)))&gt;0;(10-([.AC7]+(0.5*[.AD7]))/([.AB7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IF([.J8]=0;0;IF((10-([.K8]+(0.5*[.L8]))/([.J8]^(1/3)))&gt;0;(10-([.K8]+(0.5*[.L8]))/([.J8]^(1/3)));0))" office:value-type="float" office:value="0" calcext:value-type="float">
            <text:p>0,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IF([.P8]=0;0;IF((10-([.Q8]+(0.5*[.R8]))/([.P8]^(1/3)))&gt;0;(10-([.Q8]+(0.5*[.R8]))/([.P8]^(1/3)));0))" office:value-type="float" office:value="0" calcext:value-type="float">
            <text:p>0,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IF([.V8]=0;0;IF((10-([.W8]+(0.5*[.X8]))/([.V8]^(1/3)))&gt;0;(10-([.W8]+(0.5*[.X8]))/([.V8]^(1/3)));0))" office:value-type="float" office:value="0" calcext:value-type="float">
            <text:p>0,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IF([.AB8]=0;0;IF((10-([.AC8]+(0.5*[.AD8]))/([.AB8]^(1/3)))&gt;0;(10-([.AC8]+(0.5*[.AD8]))/([.AB8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IF([.J9]=0;0;IF((10-([.K9]+(0.5*[.L9]))/([.J9]^(1/3)))&gt;0;(10-([.K9]+(0.5*[.L9]))/([.J9]^(1/3)));0))" office:value-type="float" office:value="0" calcext:value-type="float">
            <text:p>0,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IF([.P9]=0;0;IF((10-([.Q9]+(0.5*[.R9]))/([.P9]^(1/3)))&gt;0;(10-([.Q9]+(0.5*[.R9]))/([.P9]^(1/3)));0))" office:value-type="float" office:value="0" calcext:value-type="float">
            <text:p>0,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IF([.V9]=0;0;IF((10-([.W9]+(0.5*[.X9]))/([.V9]^(1/3)))&gt;0;(10-([.W9]+(0.5*[.X9]))/([.V9]^(1/3)));0))" office:value-type="float" office:value="0" calcext:value-type="float">
            <text:p>0,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IF([.AB9]=0;0;IF((10-([.AC9]+(0.5*[.AD9]))/([.AB9]^(1/3)))&gt;0;(10-([.AC9]+(0.5*[.AD9]))/([.AB9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IF([.J10]=0;0;IF((10-([.K10]+(0.5*[.L10]))/([.J10]^(1/3)))&gt;0;(10-([.K10]+(0.5*[.L10]))/([.J10]^(1/3)));0))" office:value-type="float" office:value="0" calcext:value-type="float">
            <text:p>0,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IF([.P10]=0;0;IF((10-([.Q10]+(0.5*[.R10]))/([.P10]^(1/3)))&gt;0;(10-([.Q10]+(0.5*[.R10]))/([.P10]^(1/3)));0))" office:value-type="float" office:value="0" calcext:value-type="float">
            <text:p>0,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IF([.V10]=0;0;IF((10-([.W10]+(0.5*[.X10]))/([.V10]^(1/3)))&gt;0;(10-([.W10]+(0.5*[.X10]))/([.V10]^(1/3)));0))" office:value-type="float" office:value="0" calcext:value-type="float">
            <text:p>0,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IF([.AB10]=0;0;IF((10-([.AC10]+(0.5*[.AD10]))/([.AB10]^(1/3)))&gt;0;(10-([.AC10]+(0.5*[.AD10]))/([.AB10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IF([.J11]=0;0;IF((10-([.K11]+(0.5*[.L11]))/([.J11]^(1/3)))&gt;0;(10-([.K11]+(0.5*[.L11]))/([.J11]^(1/3)));0))" office:value-type="float" office:value="0" calcext:value-type="float">
            <text:p>0,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IF([.P11]=0;0;IF((10-([.Q11]+(0.5*[.R11]))/([.P11]^(1/3)))&gt;0;(10-([.Q11]+(0.5*[.R11]))/([.P11]^(1/3)));0))" office:value-type="float" office:value="0" calcext:value-type="float">
            <text:p>0,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IF([.V11]=0;0;IF((10-([.W11]+(0.5*[.X11]))/([.V11]^(1/3)))&gt;0;(10-([.W11]+(0.5*[.X11]))/([.V11]^(1/3)));0))" office:value-type="float" office:value="0" calcext:value-type="float">
            <text:p>0,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IF([.AB11]=0;0;IF((10-([.AC11]+(0.5*[.AD11]))/([.AB11]^(1/3)))&gt;0;(10-([.AC11]+(0.5*[.AD11]))/([.AB11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IF([.J12]=0;0;IF((10-([.K12]+(0.5*[.L12]))/([.J12]^(1/3)))&gt;0;(10-([.K12]+(0.5*[.L12]))/([.J12]^(1/3)));0))" office:value-type="float" office:value="0" calcext:value-type="float">
            <text:p>0,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IF([.P12]=0;0;IF((10-([.Q12]+(0.5*[.R12]))/([.P12]^(1/3)))&gt;0;(10-([.Q12]+(0.5*[.R12]))/([.P12]^(1/3)));0))" office:value-type="float" office:value="0" calcext:value-type="float">
            <text:p>0,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IF([.V12]=0;0;IF((10-([.W12]+(0.5*[.X12]))/([.V12]^(1/3)))&gt;0;(10-([.W12]+(0.5*[.X12]))/([.V12]^(1/3)));0))" office:value-type="float" office:value="0" calcext:value-type="float">
            <text:p>0,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IF([.AB12]=0;0;IF((10-([.AC12]+(0.5*[.AD12]))/([.AB12]^(1/3)))&gt;0;(10-([.AC12]+(0.5*[.AD12]))/([.AB12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IF([.J13]=0;0;IF((10-([.K13]+(0.5*[.L13]))/([.J13]^(1/3)))&gt;0;(10-([.K13]+(0.5*[.L13]))/([.J13]^(1/3)));0))" office:value-type="float" office:value="0" calcext:value-type="float">
            <text:p>0,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IF([.P13]=0;0;IF((10-([.Q13]+(0.5*[.R13]))/([.P13]^(1/3)))&gt;0;(10-([.Q13]+(0.5*[.R13]))/([.P13]^(1/3)));0))" office:value-type="float" office:value="0" calcext:value-type="float">
            <text:p>0,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IF([.V13]=0;0;IF((10-([.W13]+(0.5*[.X13]))/([.V13]^(1/3)))&gt;0;(10-([.W13]+(0.5*[.X13]))/([.V13]^(1/3)));0))" office:value-type="float" office:value="0" calcext:value-type="float">
            <text:p>0,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IF([.AB13]=0;0;IF((10-([.AC13]+(0.5*[.AD13]))/([.AB13]^(1/3)))&gt;0;(10-([.AC13]+(0.5*[.AD13]))/([.AB13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IF([.J14]=0;0;IF((10-([.K14]+(0.5*[.L14]))/([.J14]^(1/3)))&gt;0;(10-([.K14]+(0.5*[.L14]))/([.J14]^(1/3)));0))" office:value-type="float" office:value="0" calcext:value-type="float">
            <text:p>0,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IF([.P14]=0;0;IF((10-([.Q14]+(0.5*[.R14]))/([.P14]^(1/3)))&gt;0;(10-([.Q14]+(0.5*[.R14]))/([.P14]^(1/3)));0))" office:value-type="float" office:value="0" calcext:value-type="float">
            <text:p>0,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IF([.V14]=0;0;IF((10-([.W14]+(0.5*[.X14]))/([.V14]^(1/3)))&gt;0;(10-([.W14]+(0.5*[.X14]))/([.V14]^(1/3)));0))" office:value-type="float" office:value="0" calcext:value-type="float">
            <text:p>0,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IF([.AB14]=0;0;IF((10-([.AC14]+(0.5*[.AD14]))/([.AB14]^(1/3)))&gt;0;(10-([.AC14]+(0.5*[.AD14]))/([.AB14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IF([.J15]=0;0;IF((10-([.K15]+(0.5*[.L15]))/([.J15]^(1/3)))&gt;0;(10-([.K15]+(0.5*[.L15]))/([.J15]^(1/3)));0))" office:value-type="float" office:value="0" calcext:value-type="float">
            <text:p>0,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IF([.P15]=0;0;IF((10-([.Q15]+(0.5*[.R15]))/([.P15]^(1/3)))&gt;0;(10-([.Q15]+(0.5*[.R15]))/([.P15]^(1/3)));0))" office:value-type="float" office:value="0" calcext:value-type="float">
            <text:p>0,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IF([.V15]=0;0;IF((10-([.W15]+(0.5*[.X15]))/([.V15]^(1/3)))&gt;0;(10-([.W15]+(0.5*[.X15]))/([.V15]^(1/3)));0))" office:value-type="float" office:value="0" calcext:value-type="float">
            <text:p>0,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IF([.AB15]=0;0;IF((10-([.AC15]+(0.5*[.AD15]))/([.AB15]^(1/3)))&gt;0;(10-([.AC15]+(0.5*[.AD15]))/([.AB15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IF([.J16]=0;0;IF((10-([.K16]+(0.5*[.L16]))/([.J16]^(1/3)))&gt;0;(10-([.K16]+(0.5*[.L16]))/([.J16]^(1/3)));0))" office:value-type="float" office:value="0" calcext:value-type="float">
            <text:p>0,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IF([.P16]=0;0;IF((10-([.Q16]+(0.5*[.R16]))/([.P16]^(1/3)))&gt;0;(10-([.Q16]+(0.5*[.R16]))/([.P16]^(1/3)));0))" office:value-type="float" office:value="0" calcext:value-type="float">
            <text:p>0,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IF([.V16]=0;0;IF((10-([.W16]+(0.5*[.X16]))/([.V16]^(1/3)))&gt;0;(10-([.W16]+(0.5*[.X16]))/([.V16]^(1/3)));0))" office:value-type="float" office:value="0" calcext:value-type="float">
            <text:p>0,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IF([.AB16]=0;0;IF((10-([.AC16]+(0.5*[.AD16]))/([.AB16]^(1/3)))&gt;0;(10-([.AC16]+(0.5*[.AD16]))/([.AB16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IF([.J17]=0;0;IF((10-([.K17]+(0.5*[.L17]))/([.J17]^(1/3)))&gt;0;(10-([.K17]+(0.5*[.L17]))/([.J17]^(1/3)));0))" office:value-type="float" office:value="0" calcext:value-type="float">
            <text:p>0,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IF([.P17]=0;0;IF((10-([.Q17]+(0.5*[.R17]))/([.P17]^(1/3)))&gt;0;(10-([.Q17]+(0.5*[.R17]))/([.P17]^(1/3)));0))" office:value-type="float" office:value="0" calcext:value-type="float">
            <text:p>0,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IF([.V17]=0;0;IF((10-([.W17]+(0.5*[.X17]))/([.V17]^(1/3)))&gt;0;(10-([.W17]+(0.5*[.X17]))/([.V17]^(1/3)));0))" office:value-type="float" office:value="0" calcext:value-type="float">
            <text:p>0,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IF([.AB17]=0;0;IF((10-([.AC17]+(0.5*[.AD17]))/([.AB17]^(1/3)))&gt;0;(10-([.AC17]+(0.5*[.AD17]))/([.AB17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IF([.J18]=0;0;IF((10-([.K18]+(0.5*[.L18]))/([.J18]^(1/3)))&gt;0;(10-([.K18]+(0.5*[.L18]))/([.J18]^(1/3)));0))" office:value-type="float" office:value="0" calcext:value-type="float">
            <text:p>0,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IF([.P18]=0;0;IF((10-([.Q18]+(0.5*[.R18]))/([.P18]^(1/3)))&gt;0;(10-([.Q18]+(0.5*[.R18]))/([.P18]^(1/3)));0))" office:value-type="float" office:value="0" calcext:value-type="float">
            <text:p>0,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IF([.V18]=0;0;IF((10-([.W18]+(0.5*[.X18]))/([.V18]^(1/3)))&gt;0;(10-([.W18]+(0.5*[.X18]))/([.V18]^(1/3)));0))" office:value-type="float" office:value="0" calcext:value-type="float">
            <text:p>0,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IF([.AB18]=0;0;IF((10-([.AC18]+(0.5*[.AD18]))/([.AB18]^(1/3)))&gt;0;(10-([.AC18]+(0.5*[.AD18]))/([.AB18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IF([.J19]=0;0;IF((10-([.K19]+(0.5*[.L19]))/([.J19]^(1/3)))&gt;0;(10-([.K19]+(0.5*[.L19]))/([.J19]^(1/3)));0))" office:value-type="float" office:value="0" calcext:value-type="float">
            <text:p>0,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IF([.P19]=0;0;IF((10-([.Q19]+(0.5*[.R19]))/([.P19]^(1/3)))&gt;0;(10-([.Q19]+(0.5*[.R19]))/([.P19]^(1/3)));0))" office:value-type="float" office:value="0" calcext:value-type="float">
            <text:p>0,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IF([.V19]=0;0;IF((10-([.W19]+(0.5*[.X19]))/([.V19]^(1/3)))&gt;0;(10-([.W19]+(0.5*[.X19]))/([.V19]^(1/3)));0))" office:value-type="float" office:value="0" calcext:value-type="float">
            <text:p>0,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IF([.AB19]=0;0;IF((10-([.AC19]+(0.5*[.AD19]))/([.AB19]^(1/3)))&gt;0;(10-([.AC19]+(0.5*[.AD19]))/([.AB19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IF([.J20]=0;0;IF((10-([.K20]+(0.5*[.L20]))/([.J20]^(1/3)))&gt;0;(10-([.K20]+(0.5*[.L20]))/([.J20]^(1/3)));0))" office:value-type="float" office:value="0" calcext:value-type="float">
            <text:p>0,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IF([.P20]=0;0;IF((10-([.Q20]+(0.5*[.R20]))/([.P20]^(1/3)))&gt;0;(10-([.Q20]+(0.5*[.R20]))/([.P20]^(1/3)));0))" office:value-type="float" office:value="0" calcext:value-type="float">
            <text:p>0,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IF([.V20]=0;0;IF((10-([.W20]+(0.5*[.X20]))/([.V20]^(1/3)))&gt;0;(10-([.W20]+(0.5*[.X20]))/([.V20]^(1/3)));0))" office:value-type="float" office:value="0" calcext:value-type="float">
            <text:p>0,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IF([.AB20]=0;0;IF((10-([.AC20]+(0.5*[.AD20]))/([.AB20]^(1/3)))&gt;0;(10-([.AC20]+(0.5*[.AD20]))/([.AB20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IF([.J21]=0;0;IF((10-([.K21]+(0.5*[.L21]))/([.J21]^(1/3)))&gt;0;(10-([.K21]+(0.5*[.L21]))/([.J21]^(1/3)));0))" office:value-type="float" office:value="0" calcext:value-type="float">
            <text:p>0,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IF([.P21]=0;0;IF((10-([.Q21]+(0.5*[.R21]))/([.P21]^(1/3)))&gt;0;(10-([.Q21]+(0.5*[.R21]))/([.P21]^(1/3)));0))" office:value-type="float" office:value="0" calcext:value-type="float">
            <text:p>0,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IF([.V21]=0;0;IF((10-([.W21]+(0.5*[.X21]))/([.V21]^(1/3)))&gt;0;(10-([.W21]+(0.5*[.X21]))/([.V21]^(1/3)));0))" office:value-type="float" office:value="0" calcext:value-type="float">
            <text:p>0,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IF([.AB21]=0;0;IF((10-([.AC21]+(0.5*[.AD21]))/([.AB21]^(1/3)))&gt;0;(10-([.AC21]+(0.5*[.AD21]))/([.AB21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IF([.J22]=0;0;IF((10-([.K22]+(0.5*[.L22]))/([.J22]^(1/3)))&gt;0;(10-([.K22]+(0.5*[.L22]))/([.J22]^(1/3)));0))" office:value-type="float" office:value="0" calcext:value-type="float">
            <text:p>0,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IF([.P22]=0;0;IF((10-([.Q22]+(0.5*[.R22]))/([.P22]^(1/3)))&gt;0;(10-([.Q22]+(0.5*[.R22]))/([.P22]^(1/3)));0))" office:value-type="float" office:value="0" calcext:value-type="float">
            <text:p>0,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IF([.V22]=0;0;IF((10-([.W22]+(0.5*[.X22]))/([.V22]^(1/3)))&gt;0;(10-([.W22]+(0.5*[.X22]))/([.V22]^(1/3)));0))" office:value-type="float" office:value="0" calcext:value-type="float">
            <text:p>0,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IF([.AB22]=0;0;IF((10-([.AC22]+(0.5*[.AD22]))/([.AB22]^(1/3)))&gt;0;(10-([.AC22]+(0.5*[.AD22]))/([.AB22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IF([.J23]=0;0;IF((10-([.K23]+(0.5*[.L23]))/([.J23]^(1/3)))&gt;0;(10-([.K23]+(0.5*[.L23]))/([.J23]^(1/3)));0))" office:value-type="float" office:value="0" calcext:value-type="float">
            <text:p>0,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IF([.P23]=0;0;IF((10-([.Q23]+(0.5*[.R23]))/([.P23]^(1/3)))&gt;0;(10-([.Q23]+(0.5*[.R23]))/([.P23]^(1/3)));0))" office:value-type="float" office:value="0" calcext:value-type="float">
            <text:p>0,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IF([.V23]=0;0;IF((10-([.W23]+(0.5*[.X23]))/([.V23]^(1/3)))&gt;0;(10-([.W23]+(0.5*[.X23]))/([.V23]^(1/3)));0))" office:value-type="float" office:value="0" calcext:value-type="float">
            <text:p>0,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IF([.AB23]=0;0;IF((10-([.AC23]+(0.5*[.AD23]))/([.AB23]^(1/3)))&gt;0;(10-([.AC23]+(0.5*[.AD23]))/([.AB23]^(1/3)));0))" office:value-type="float" office:value="0" calcext:value-type="float">
            <text:p>0,00</text:p>
          </table:table-cell>
          <table:table-cell table:number-columns-repeated="3"/>
        </table:table-row>
        <table:table-row table:style-name="ro2" table:visibility="collapse">
          <table:table-cell table:style-name="Default" table:number-columns-repeated="8"/>
          <table:table-cell table:style-name="Default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O4:.O23])&gt;0;SUM([.O4:.O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U4:.U23])&gt;0;SUM([.U4:.U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AA4:.AA23])&gt;0;SUM([.AA4:.AA23]);0.001)" office:value-type="float" office:value="0.001" calcext:value-type="float">
            <text:p>0,00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percentage-style style:name="N114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_5f_Technical" style:display-name="Error_Technical" style:family="table-cell" style:parent-style-name="Default">
      <style:text-properties fo:color="#ff3333"/>
    </style:style>
    <style:style style:name="Error_5f_Performance" style:display-name="Error_Performance" style:family="table-cell" style:parent-style-name="Default">
      <style:text-properties fo:color="#ff3333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Druckdatum: <text:date style:data-style-name="N2" text:date-value="2019-11-23">00.00.0000</text:date><text:s/><text:time style:data-style-name="N2" text:time-value="18:38:48.400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18:38:48.4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15T14:33:59.966706502</meta:creation-date>
    <dc:date>2019-11-23T18:42:30.347000000</dc:date>
    <meta:editing-duration>PT2H17M1S</meta:editing-duration>
    <meta:editing-cycles>34</meta:editing-cycles>
    <meta:generator>LibreOffice/6.3.2.2$Windows_X86_64 LibreOffice_project/98b30e735bda24bc04ab42594c85f7fd8be07b9c</meta:generator>
    <meta:document-statistic meta:table-count="4" meta:cell-count="2119" meta:object-count="0"/>
  </office:meta>
</office:document-meta>
</file>